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3" svg:font-family="Tahoma"/>
    <style:font-face style:name="Verdana2" svg:font-family="Verdana"/>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5" style:family="table">
      <style:table-properties style:width="16.828cm" table:align="left"/>
    </style:style>
    <style:style style:name="Table5.A" style:family="table-column">
      <style:table-column-properties style:column-width="4.789cm"/>
    </style:style>
    <style:style style:name="Table5.B" style:family="table-column">
      <style:table-column-properties style:column-width="3.995cm"/>
    </style:style>
    <style:style style:name="Table5.C" style:family="table-column">
      <style:table-column-properties style:column-width="8.043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6cm" table:align="left"/>
    </style:style>
    <style:style style:name="Table6.A" style:family="table-column">
      <style:table-column-properties style:column-width="3.872cm"/>
    </style:style>
    <style:style style:name="Table6.B" style:family="table-column">
      <style:table-column-properties style:column-width="2.348cm"/>
    </style:style>
    <style:style style:name="Table6.C" style:family="table-column">
      <style:table-column-properties style:column-width="5.369cm"/>
    </style:style>
    <style:style style:name="Table6.D" style:family="table-column">
      <style:table-column-properties style:column-width="5.371cm"/>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7.278cm" style:rel-column-width="28061*"/>
    </style:style>
    <style:style style:name="Table2.B" style:family="table-column">
      <style:table-column-properties style:column-width="9.721cm" style:rel-column-width="3747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break-before="page"/>
    </style:style>
    <style:style style:name="P6" style:family="paragraph" style:parent-style-name="Heading_20_2">
      <style:paragraph-properties fo:padding="0.074cm" fo:border-left="none" fo:border-right="none" fo:border-top="none" fo:border-bottom="0.002cm solid #000000" style:join-border="false"/>
    </style:style>
    <style:style style:name="P7" style:family="paragraph" style:parent-style-name="Text_20_body">
      <style:paragraph-properties fo:margin-top="0cm" fo:margin-bottom="0.101cm"/>
    </style:style>
    <style:style style:name="P8" style:family="paragraph" style:parent-style-name="Heading_20_4">
      <style:paragraph-properties fo:padding="0cm" fo:border="none" style:shadow="none"/>
    </style:style>
    <style:style style:name="P9" style:family="paragraph" style:parent-style-name="Preformatted_20_Text">
      <style:paragraph-properties fo:padding="0cm" fo:border="none" style:shadow="none"/>
    </style:style>
    <style:style style:name="P10" style:family="paragraph" style:parent-style-name="Standard">
      <style:paragraph-properties fo:padding="0cm" fo:border="none" style:shadow="none"/>
    </style:style>
    <style:style style:name="P11" style:family="paragraph" style:parent-style-name="Preformatted_20_Text">
      <style:text-properties style:font-name="Bitstream Vera Sans Mono"/>
    </style:style>
    <style:style style:name="P12" style:family="paragraph" style:parent-style-name="Preformatted_20_Text">
      <style:text-properties fo:color="#000000"/>
    </style:style>
    <style:style style:name="P13" style:family="paragraph" style:parent-style-name="Preformatted_20_Text">
      <style:text-properties fo:color="#000000" fo:font-weight="normal" style:font-weight-asian="normal" style:font-weight-complex="normal"/>
    </style:style>
    <style:style style:name="P14" style:family="paragraph" style:parent-style-name="Preformatted_20_Text">
      <style:text-properties fo:font-style="normal" style:font-style-asian="normal" style:font-style-complex="normal"/>
    </style:style>
    <style:style style:name="P15" style:family="paragraph" style:parent-style-name="Preformatted_20_Text">
      <style:text-properties fo:font-weight="bold" style:font-weight-asian="bold" style:font-weight-complex="bold"/>
    </style:style>
    <style:style style:name="P16" style:family="paragraph" style:parent-style-name="Preformatted_20_Text">
      <style:text-properties fo:font-weight="bold" style:font-name-asian="Verdana2" style:font-size-asian="10pt" style:font-weight-asian="bold" style:font-name-complex="Verdana2" style:font-size-complex="10pt" style:font-weight-complex="bold"/>
    </style:style>
    <style:style style:name="P17" style:family="paragraph" style:parent-style-name="Preformatted_20_Text">
      <style:text-properties fo:font-style="italic" style:font-style-asian="italic" style:font-style-complex="italic"/>
    </style:style>
    <style:style style:name="P18" style:family="paragraph" style:parent-style-name="Preformatted_20_Text">
      <style:text-properties style:font-name-asian="Verdana2" style:font-size-asian="10pt" style:font-name-complex="Verdana2" style:font-size-complex="10pt"/>
    </style:style>
    <style:style style:name="P19" style:family="paragraph" style:parent-style-name="Preformatted_20_Text">
      <style:paragraph-properties fo:margin-top="0cm" fo:margin-bottom="0.499cm"/>
    </style:style>
    <style:style style:name="P20" style:family="paragraph" style:parent-style-name="Preformatted_20_Text">
      <style:paragraph-properties fo:margin-top="0cm" fo:margin-bottom="0.499cm"/>
      <style:text-properties style:font-name-asian="Verdana2" style:font-size-asian="10pt" style:font-name-complex="Verdana2" style:font-size-complex="10pt"/>
    </style:style>
    <style:style style:name="P21" style:family="paragraph" style:parent-style-name="Heading_20_3">
      <style:paragraph-properties fo:padding="0.049cm" fo:border="0.002cm solid #000000" style:shadow="none"/>
    </style:style>
    <style:style style:name="P22" style:family="paragraph" style:parent-style-name="Preformatted_20_Text">
      <style:paragraph-properties fo:padding="0.049cm" fo:border="0.002cm solid #000000" style:shadow="none"/>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style="normal" style:font-style-asian="normal" style:font-style-complex="normal"/>
    </style:style>
    <style:style style:name="P26" style:family="paragraph" style:parent-style-name="Heading_20_3">
      <style:paragraph-properties fo:padding="0.049cm" fo:border="0.035cm solid #99ccff" style:shadow="none"/>
    </style:style>
    <style:style style:name="P27" style:family="paragraph" style:parent-style-name="Heading_20_3">
      <style:paragraph-properties fo:padding="0.049cm" fo:border="0.035cm solid #99ccff" style:shadow="none"/>
      <style:text-properties style:font-name-asian="Verdana2" style:font-size-asian="10pt" style:font-name-complex="Verdana2" style:font-size-complex="10pt"/>
    </style:style>
    <style:style style:name="P28" style:family="paragraph" style:parent-style-name="Preformatted_20_Text">
      <style:paragraph-properties fo:padding="0.049cm" fo:border="0.035cm solid #99ccff" style:shadow="none"/>
    </style:style>
    <style:style style:name="P29" style:family="paragraph" style:parent-style-name="fileContents">
      <style:paragraph-properties fo:padding="0.049cm" fo:border="0.035cm solid #99ccff" style:shadow="none"/>
    </style:style>
    <style:style style:name="P30" style:family="paragraph" style:parent-style-name="Text_20_body">
      <style:paragraph-properties fo:padding="0.049cm" fo:border="0.035cm solid #99ccff" style:shadow="none"/>
    </style:style>
    <style:style style:name="P31" style:family="paragraph" style:parent-style-name="Text_20_body">
      <style:paragraph-properties fo:padding="0.049cm" fo:border="0.035cm solid #99ccff" style:shadow="none"/>
      <style:text-properties fo:font-style="normal" style:font-style-asian="normal" style:font-style-complex="normal"/>
    </style:style>
    <style:style style:name="P32" style:family="paragraph" style:parent-style-name="Text_20_body">
      <style:paragraph-properties fo:padding="0.049cm" fo:border="0.035cm solid #99ccff" style:shadow="none"/>
      <style:text-properties style:font-name-asian="Verdana2" style:font-size-asian="10pt" style:font-name-complex="Verdana2" style:font-size-complex="10pt"/>
    </style:style>
    <style:style style:name="P33" style:family="paragraph" style:parent-style-name="Preformatted_20_Text">
      <style:paragraph-properties fo:margin-left="1.251cm" fo:margin-right="0cm" fo:text-indent="0cm" style:auto-text-indent="false"/>
    </style:style>
    <style:style style:name="P34" style:family="paragraph" style:parent-style-name="Preformatted_20_Text">
      <style:paragraph-properties fo:margin-left="1.251cm" fo:margin-right="0cm" fo:text-indent="0cm" style:auto-text-indent="false"/>
      <style:text-properties fo:color="#000000" fo:font-weight="normal" style:font-weight-asian="normal" style:font-weight-complex="normal"/>
    </style:style>
    <style:style style:name="P35" style:family="paragraph" style:parent-style-name="Text_20_body">
      <style:paragraph-properties fo:margin-left="1.251cm" fo:margin-right="0cm" fo:text-indent="0cm" style:auto-text-indent="false"/>
    </style:style>
    <style:style style:name="P36" style:family="paragraph" style:parent-style-name="Table_20_Contents">
      <style:text-properties fo:font-weight="bold" style:font-name-asian="Verdana2" style:font-size-asian="10pt" style:font-weight-asian="bold" style:font-name-complex="Verdana2" style:font-size-complex="10pt" style:font-weight-complex="bold"/>
    </style:style>
    <style:style style:name="P37" style:family="paragraph" style:parent-style-name="Table_20_Contents">
      <style:text-properties style:font-name-asian="Verdana2" style:font-size-asian="10pt" style:font-name-complex="Verdana2" style:font-size-complex="10pt"/>
    </style:style>
    <style:style style:name="P38" style:family="paragraph" style:parent-style-name="Heading_20_3">
      <style:text-properties fo:font-weight="normal" style:font-weight-asian="normal" style:font-weight-complex="normal"/>
    </style:style>
    <style:style style:name="P39" style:family="paragraph" style:parent-style-name="Preformatted_20_Text">
      <style:paragraph-properties fo:margin-left="0cm" fo:margin-right="0cm" fo:text-indent="0cm" style:auto-text-indent="false"/>
      <style:text-properties fo:color="#000000"/>
    </style:style>
    <style:style style:name="P40" style:family="paragraph" style:parent-style-name="Preformatted_20_Text">
      <style:paragraph-properties fo:margin-left="0cm" fo:margin-right="0cm" fo:text-indent="0cm" style:auto-text-indent="false"/>
      <style:text-properties fo:color="#000000" fo:font-weight="normal" style:font-weight-asian="normal" style:font-weight-complex="normal"/>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Standard" style:list-style-name="L7">
      <style:text-properties fo:font-weight="normal" style:font-weight-asian="normal" style:font-weight-complex="normal"/>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9"/>
    <style:style style:name="P48" style:family="paragraph" style:parent-style-name="Text_20_body" style:list-style-name="L1">
      <style:paragraph-properties fo:margin-top="0cm" fo:margin-bottom="0cm"/>
    </style:style>
    <style:style style:name="P49" style:family="paragraph" style:parent-style-name="Text_20_body" style:list-style-name="L2">
      <style:paragraph-properties fo:margin-top="0cm" fo:margin-bottom="0cm" style:shadow="none"/>
    </style:style>
    <style:style style:name="P50" style:family="paragraph" style:parent-style-name="Preformatted_20_Text" style:list-style-name="L4"/>
    <style:style style:name="P51" style:family="paragraph" style:parent-style-name="Preformatted_20_Text" style:list-style-name="L5"/>
    <style:style style:name="P52" style:family="paragraph" style:parent-style-name="Preformatted_20_Text" style:list-style-name="L8"/>
    <style:style style:name="P53" style:family="paragraph" style:parent-style-name="Preformatted_20_Text" style:list-style-name="L10"/>
    <style:style style:name="P54" style:family="paragraph" style:parent-style-name="Preformatted_20_Text" style:list-style-name="L11"/>
    <style:style style:name="P55" style:family="paragraph" style:parent-style-name="Preformatted_20_Text" style:list-style-name="L12"/>
    <style:style style:name="P56" style:family="paragraph" style:parent-style-name="Preformatted_20_Text" style:list-style-name="L13"/>
    <style:style style:name="P57" style:family="paragraph" style:parent-style-name="Preformatted_20_Text" style:list-style-name="L14"/>
    <style:style style:name="P58" style:family="paragraph" style:parent-style-name="Preformatted_20_Text" style:list-style-name="L15"/>
    <style:style style:name="P59" style:family="paragraph" style:parent-style-name="Preformatted_20_Text" style:list-style-name="L16"/>
    <style:style style:name="P60" style:family="paragraph" style:parent-style-name="command_20_line" style:list-style-name="L11"/>
    <style:style style:name="P61" style:family="paragraph" style:parent-style-name="Text_20_Body_20_indent_20_list" style:list-style-name="L6"/>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Lucida Console"/>
    </style:style>
    <style:style style:name="T5" style:family="text">
      <style:text-properties fo:font-weight="normal" style:font-weight-asian="normal" style:font-weight-complex="normal"/>
    </style:style>
    <style:style style:name="T6" style:family="text">
      <style:text-properties fo:color="#a020f0" fo:font-weight="bold"/>
    </style:style>
    <style:style style:name="T7" style:family="text">
      <style:text-properties fo:color="#bc8f8f" fo:font-weight="bold"/>
    </style:style>
    <style:style style:name="T8" style:family="text">
      <style:text-properties fo:font-style="normal" style:font-style-asian="normal" style:font-style-complex="normal"/>
    </style:style>
    <style:style style:name="T9" style:family="text">
      <style:text-properties fo:font-size="11pt" style:font-size-asian="11pt" style:font-size-complex="11pt"/>
    </style:style>
    <style:style style:name="T10" style:family="text">
      <style:text-properties style:font-name-asian="Verdana2" style:font-size-asian="10pt" style:font-name-complex="Verdana2" style:font-size-complex="10pt"/>
    </style:style>
    <style:style style:name="fr1" style:family="graphic" style:parent-style-name="Frame">
      <style:graphic-properties style:run-through="foreground" style:wrap="none" style:vertical-pos="from-top" style:vertical-rel="paragraph" style:horizontal-pos="from-left" style:horizontal-rel="paragraph"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Building and Configuring the Ingex<text:line-break/>tapeless recording software</text:p>
      <text:p text:style-name="P3"/>
      <text:p text:style-name="P3"/>
      <text:p text:style-name="P3"/>
      <text:p text:style-name="P3">V1.07</text:p>
      <text:p text:style-name="P3">16/12/2008</text:p>
      <text:p text:style-name="Text_20_body"/>
      <text:p text:style-name="Text_20_body"/>
      <text:p text:style-name="Text_20_body"/>
      <text:p text:style-name="Text_20_body"/>
      <text:p text:style-name="Text_20_body"/>
      <text:p text:style-name="Text_20_body"/>
      <text:p text:style-name="P3"/>
      <text:p text:style-name="P3"/>
      <text:p text:style-name="P3"/>
      <text:p text:style-name="P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Installing openSUSE<text:tab/>4</text:p>
          <text:p text:style-name="P42">Before you start<text:tab/>5</text:p>
          <text:p text:style-name="P41">Set up new user<text:tab/>5</text:p>
          <text:p text:style-name="P41">Terminology<text:tab/>5</text:p>
          <text:p text:style-name="P42">Downloading the Ingex software<text:tab/>6</text:p>
          <text:p text:style-name="P41">Troubleshooting<text:tab/>6</text:p>
          <text:p text:style-name="P42">Installation Prerequisites<text:tab/>7</text:p>
          <text:p text:style-name="P41">1. Standard Packages<text:tab/>7</text:p>
          <text:p text:style-name="P41">2. Pre-built RPMs<text:tab/>7</text:p>
          <text:p text:style-name="P41">3. DVS software installation<text:tab/>9</text:p>
          <text:p text:style-name="P41">4. AAF software installation<text:tab/>9</text:p>
          <text:p text:style-name="P41">Final check<text:tab/>10</text:p>
          <text:p text:style-name="P41">Next stages<text:tab/>10</text:p>
          <text:p text:style-name="P42">DVS card drivers and SDK<text:tab/>11</text:p>
          <text:p text:style-name="P41">Driver loading at boot time<text:tab/>12</text:p>
          <text:p text:style-name="P42">Building the full system<text:tab/>13</text:p>
          <text:p text:style-name="P42">Configuring the Naming Service<text:tab/>14</text:p>
          <text:p text:style-name="P41">Configure the naming service<text:tab/>14</text:p>
          <text:p text:style-name="P41">Enabling the Naming Service<text:tab/>14</text:p>
          <text:p text:style-name="P42">Configuring the Database<text:tab/>15</text:p>
          <text:p text:style-name="P41">Prerequisites<text:tab/>15</text:p>
          <text:p text:style-name="P41">Setting up the database<text:tab/>15</text:p>
          <text:p text:style-name="P41">Create the database<text:tab/>16</text:p>
          <text:p text:style-name="P41">Troubleshooting<text:tab/>17</text:p>
          <text:p text:style-name="P42">UnixODBC installation for C++ client apps<text:tab/>18</text:p>
          <text:p text:style-name="P41">Prerequisites<text:tab/>18</text:p>
          <text:p text:style-name="P41">Create configuration files<text:tab/>18</text:p>
          <text:p text:style-name="P42">Configuring the Web server<text:tab/>20</text:p>
          <text:p text:style-name="P41">Prerequisites<text:tab/>20</text:p>
          <text:p text:style-name="P41">Database access<text:tab/>20</text:p>
          <text:p text:style-name="P41">Installation<text:tab/>20</text:p>
          <text:p text:style-name="P41">Starting the Apache server<text:tab/>21</text:p>
          <text:p text:style-name="P41">Testing<text:tab/>21</text:p>
          <text:p text:style-name="P41">Configuration Settings<text:tab/>22</text:p>
          <text:p text:style-name="P42">Configuring Recorders<text:tab/>23</text:p>
          <text:p text:style-name="P41">Capture buffers<text:tab/>25</text:p>
          <text:p text:style-name="P42">Configuring the Controller<text:tab/>26</text:p>
          <text:p text:style-name="P41">Starting the controller<text:tab/>26</text:p>
          <text:p text:style-name="P41">Replaying files<text:tab/>26</text:p>
          <text:p text:style-name="P41">Replay via the SDI output<text:tab/>27</text:p>
          <text:p text:style-name="P42">Transfer Server<text:tab/>28</text:p>
          <text:p text:style-name="P41">Prerequisites<text:tab/>28</text:p>
          <text:p text:style-name="P41">Building the software<text:tab/>28</text:p>
          <text:p text:style-name="P42">Director's Cut<text:tab/>30</text:p>
          <text:p text:style-name="P42">Multicasting the video<text:tab/>31</text:p>
          <text:p text:style-name="P41">Routing details<text:tab/>31</text:p>
          <text:p text:style-name="P41"><text:soft-page-break/>Starting the multicast streams<text:tab/>31</text:p>
          <text:p text:style-name="P41">Viewing the multicast streams<text:tab/>31</text:p>
          <text:p text:style-name="P41">Viewing the uncompressed stream<text:tab/>32</text:p>
          <text:p text:style-name="P41">Troubleshooting<text:tab/>32</text:p>
          <text:p text:style-name="P42">Testing without DVS capture cards<text:tab/>33</text:p>
          <text:p text:style-name="P41">dvs_dummy<text:tab/>33</text:p>
          <text:p text:style-name="P41">testgen<text:tab/>33</text:p>
          <text:p text:style-name="P42">Running the system<text:tab/>34</text:p>
          <text:p text:style-name="P41">Start capture<text:tab/>34</text:p>
          <text:p text:style-name="P41">Start Quad-split<text:tab/>34</text:p>
          <text:p text:style-name="P41">Start recorder<text:tab/>35</text:p>
          <text:p text:style-name="P41">Troubleshooting<text:tab/>35</text:p>
          <text:p text:style-name="P41">Start Controller<text:tab/>36</text:p>
          <text:p text:style-name="P41">Making a recording<text:tab/>36</text:p>
          <text:p text:style-name="P41">Troubleshooting<text:tab/>37</text:p>
          <text:p text:style-name="P42">Starting Ingex from the Desktop<text:tab/>38</text:p>
          <text:p text:style-name="P41">Starting Ingex<text:tab/>39</text:p>
          <text:p text:style-name="P41">Stopping Ingex<text:tab/>39</text:p>
          <text:p text:style-name="P41">Troubleshooting<text:tab/>39</text:p>
          <text:p text:style-name="P42">HD Operation<text:tab/>40</text:p>
          <text:p text:style-name="P42">Starting additional facilities<text:tab/>41</text:p>
          <text:p text:style-name="P41">Start monitoring<text:tab/>41</text:p>
          <text:p text:style-name="P41">Start transfer server<text:tab/>41</text:p>
          <text:p text:style-name="P41">Starting and Stopping Multicasting<text:tab/>41</text:p>
          <text:p text:style-name="P42">Samba shares<text:tab/>42</text:p>
          <text:p text:style-name="P42">Building the Recorder<text:tab/>43</text:p>
          <text:p text:style-name="P41">Prerequisites<text:tab/>43</text:p>
          <text:p text:style-name="P41">Building the MXF library and Recorder<text:tab/>43</text:p>
          <text:p text:style-name="P42">Building Ingex Player<text:tab/>45</text:p>
          <text:p text:style-name="P41">Prerequisites<text:tab/>45</text:p>
          <text:p text:style-name="P41">Installation<text:tab/>46</text:p>
          <text:p text:style-name="P42">Building IngexGUI<text:tab/>47</text:p>
          <text:p text:style-name="P41">Prerequisites<text:tab/>47</text:p>
          <text:p text:style-name="P41">Building Ingex GUI<text:tab/>47</text:p>
          <text:p text:style-name="P41">Troubleshooting<text:tab/>48</text:p>
        </text:index-body>
      </text:table-of-content>
      <text:p text:style-name="Text_20_body"/>
      <text:h text:style-name="Heading_20_2" text:outline-level="1">Installing openSUSE</text:h>
      <text:p text:style-name="Text_20_body"/>
      <text:p text:style-name="Text_20_body">These instructions apply to the 32-bit version of openSUSE 10.3.</text:p>
      <text:p text:style-name="Text_20_body">As some of the required standard packages aren't on the installation DVD, when installing openSUSE initially, it will help if you select the option “Add Online Repositories” when you reach the page “Installation Mode” (where it indicates <text:span text:style-name="T3">New Installation). </text:span></text:p>
      <text:p text:style-name="Text_20_body"><text:span text:style-name="T8">Alternatively you can add the online repository later</text:span><text:span text:style-name="T3"> </text:span><text:span text:style-name="T8">in YaST using these details:</text:span></text:p>
      <text:p text:style-name="Standard">Protocol: http</text:p>
      <text:p text:style-name="Standard">Port: 80</text:p>
      <text:p text:style-name="Standard">Server: download.opensuse.org</text:p>
      <text:p text:style-name="Standard">Directory on server: /distribution/10.3/repo/oss/</text:p>
      <text:p text:style-name="Standard"/>
      <text:p text:style-name="Standard"/>
      <text:p text:style-name="Text_20_body"><text:span text:style-name="T8">It's also more convenient t</text:span>o include the following packages <text:span text:style-name="T8">during installation by clicking on the heading “Software” when you reach the screen “Installation Settings”</text:span>:</text:p>
      <text:p text:style-name="P7">Server Functions</text:p>
      <text:list text:style-name="L1">
        <text:list-item>
          <text:p text:style-name="P48">File server</text:p>
        </text:list-item>
        <text:list-item>
          <text:p text:style-name="P44">Web and LAMP server</text:p>
        </text:list-item>
      </text:list>
      <text:p text:style-name="P7">Development</text:p>
      <text:list text:style-name="L2">
        <text:list-item>
          <text:p text:style-name="P49">C/C++ development</text:p>
        </text:list-item>
        <text:list-item>
          <text:p text:style-name="P49">Perl development</text:p>
        </text:list-item>
        <text:list-item>
          <text:p text:style-name="P45">Linux Kernel Development</text:p>
        </text:list-item>
      </text:list>
      <text:p text:style-name="P7"/>
      <text:p text:style-name="Text_20_body">After installation you should remove these packages using YaST:</text:p>
      <text:p text:style-name="Text_20_body_20_indent">beagle<text:line-break/>beagle-firefox<text:line-break/>beagle-index<text:line-break/>kdebase3-beagle<text:line-break/>kio-beagle<text:line-break/>libbeagle<text:line-break/>kerry</text:p>
      <text:p text:style-name="Text_20_body">As you are doing this, a conflict resolution warning will appear but this is resolved once all <text:s text:c="2"/>these packages have been removed. (We have found that Beagle can unexpectedly consume significant CPU resources and affect the recorder operation.)</text:p>
      <text:p text:style-name="Text_20_body">Some parts of these instructions are written assuming that you are using KDE for the desktop.</text:p>
      <text:p text:style-name="Text_20_body"/>
      <text:h text:style-name="Heading_20_2" text:outline-level="1">Before you start</text:h>
      <text:p text:style-name="Text_20_body"/>
      <text:h text:style-name="Heading_20_3" text:outline-level="2">Set up new user</text:h>
      <text:p text:style-name="Text_20_body">It will help to go into YaST-&gt;Security and Users -&gt; User Management and create a new user named 'ingex' as this gives a clean area in which to work. </text:p>
      <text:p text:style-name="Text_20_body">It's also be convenient to allow the user<text:span text:style-name="T3"> ingex</text:span> to be able to use the “sudo” command to run commands with root privileges. You can enable this in YaST -&gt; Security and Users -&gt;sudo.</text:p>
      <text:h text:style-name="Heading_20_3" text:outline-level="2">Terminology</text:h>
      <text:p text:style-name="Text_20_body">The styling used in this document is that each example command line starts with a prompt string such as <text:span text:style-name="T2">ingex</text:span>&gt; which mean the command such be entered as the user ingex. The alternative is <text:span text:style-name="T2">root</text:span>&gt; which means you should be root to enter this command. Remember that this prompt is not part of the command; the command starts after the '&gt;'.</text:p>
      <text:h text:style-name="P6" text:outline-level="1">Downloading the Ingex software</text:h>
      <text:p text:style-name="Text_20_body"/>
      <text:p text:style-name="Text_20_body">Login as user ingex, open a terminal window and start by making a local directory for the software.</text:p>
      <text:p text:style-name="command_20_line"><text:span text:style-name="T2">ingex</text:span>&gt; mkdir ~/ap-workspace</text:p>
      <text:p text:style-name="command_20_line"><text:span text:style-name="T2">ingex</text:span>&gt; cd ~/ap-workspace</text:p>
      <text:p text:style-name="Text_20_body"/>
      <text:p text:style-name="Text_20_body">Now download the Ingex software from the CVS respository on Sourceforge, with these two commands:</text:p>
      <text:p text:style-name="Text_20_body">First login with this command. When prompted for a password, just press enter.</text:p>
      <text:p text:style-name="command_20_line"><text:span text:style-name="T2">ingex</text:span>&gt; cvs -d:pserver:anonymous@ingex.cvs.sourceforge.net:/cvsroot/ingex login</text:p>
      <text:p text:style-name="Preformatted_20_Text"/>
      <text:p text:style-name="Text_20_body">Next get the ingex source code with the checkout command:</text:p>
      <text:p text:style-name="command_20_line"><text:span text:style-name="T2">ingex</text:span>&gt; cvs -z3 -d:pserver:anonymous@ingex.cvs.sourceforge.net:/cvsroot/ingex co -P ingex</text:p>
      <text:p text:style-name="Text_20_body"/>
      <text:p text:style-name="Text_20_body">This will download the entire project.</text:p>
      <text:p text:style-name="Text_20_body"/>
      <text:p text:style-name="Preformatted_20_Text">Throughout these instructions, the term "$workspace" is used to refer to the directory into which you have just checked out the Ingex project from CVS, i.e. the directory /home/ingex/ap-workspace, above. Either just bear that in mind when typing the commands or set this as an environment variable if you wish, with this command:</text:p>
      <text:p text:style-name="command_20_line"><text:span text:style-name="T2">ingex&gt; </text:span>export workspace=/home/ingex/ap-workspace</text:p>
      <text:p text:style-name="Standard"/>
      <text:p text:style-name="Text_20_body">It would be sensible to put this line into your .bashrc file (i.e. ~/.bashrc), so it's always set.</text:p>
      <text:p text:style-name="Standard"/>
      <text:h text:style-name="Heading_20_3" text:outline-level="2">Troubleshooting</text:h>
      <text:p text:style-name="Text_20_body">If the CVS download fails because you are behind a proxy server, add the proxy details to the cvs command, as in the next example, but using the IP address and port number for your proxy server:</text:p>
      <text:p text:style-name="command_20_line"><text:span text:style-name="T2">ingex</text:span>&gt; cvs "-d:pserver;proxy=192.168.1.255;proxyport=80:anonymous@ingex.cvs.sourceforge.net:/cvsroot/ingex" login</text:p>
      <text:p text:style-name="Text_20_body"/>
      <text:p text:style-name="command_20_line"><text:span text:style-name="T2">ingex</text:span>&gt; cvs -z3 "-d:pserver;proxy=192.168.1.255;proxyport=80:anonymous@ingex.cvs.sourceforge.net:/cvsroot/ingex" co -P ingex </text:p>
      <text:p text:style-name="Text_20_body"/>
      <text:p text:style-name="Text_20_body">As an alternative to using the proxy option in the cvs command, you can instead use tsocks.</text:p>
      <text:p text:style-name="Text_20_body"/>
      <text:h text:style-name="Heading_20_2" text:outline-level="1">Installation Prerequisites</text:h>
      <text:p text:style-name="Text_20_body"/>
      <text:p text:style-name="Text_20_body">There are four main sets of packages to install before building the Ingex software: </text:p>
      <text:list text:style-name="L3">
        <text:list-item>
          <text:p text:style-name="P46">additional standard packages supplied with the SUSE distribution</text:p>
        </text:list-item>
        <text:list-item>
          <text:p text:style-name="P46">pre-built RPMs of other packages used by Ingex </text:p>
        </text:list-item>
        <text:list-item>
          <text:p text:style-name="P46">the DVS SDK</text:p>
        </text:list-item>
        <text:list-item>
          <text:p text:style-name="P46">the AAF SDK</text:p>
        </text:list-item>
      </text:list>
      <text:p text:style-name="Text_20_body">Not all of these are required for each part of the Ingex software, so if you wish to build the modules separately and want a minimum installation, refer to their separate build instructions.</text:p>
      <text:h text:style-name="Heading_20_3" text:outline-level="2">1. Standard Packages</text:h>
      <text:p text:style-name="Text_20_body">Open YaST and under Software Management, install </text:p>
      <text:p text:style-name="Text_20_Body_20_indent_20_list"/>
      <text:p text:style-name="Text_20_Body_20_indent_20_list">libuuid-devel</text:p>
      <text:p text:style-name="Text_20_Body_20_indent_20_list">libjpeg-devel</text:p>
      <text:p text:style-name="Text_20_Body_20_indent_20_list">libbz2-devel</text:p>
      <text:p text:style-name="Text_20_Body_20_indent_20_list">unixODBC</text:p>
      <text:p text:style-name="Text_20_Body_20_indent_20_list">unixODBC-devel</text:p>
      <text:p text:style-name="Text_20_Body_20_indent_20_list">perl-DBD-Pg</text:p>
      <text:p text:style-name="Text_20_Body_20_indent_20_list">psqlODBC</text:p>
      <text:p text:style-name="Text_20_Body_20_indent_20_list">portaudio-devel</text:p>
      <text:p text:style-name="Text_20_Body_20_indent_20_list">postgresql-server</text:p>
      <text:p text:style-name="Text_20_Body_20_indent_20_list">Xerces-c</text:p>
      <text:p text:style-name="Text_20_Body_20_indent_20_list">libpqxx <text:s/>(must be &gt;= version 2.6.9)</text:p>
      <text:p text:style-name="Text_20_Body_20_indent_20_list">libpqxx-devel</text:p>
      <text:p text:style-name="Text_20_Body_20_indent_20_list">libXerces-c-27</text:p>
      <text:p text:style-name="Text_20_Body_20_indent_20_list">libXerces-c-devel</text:p>
      <text:p text:style-name="Text_20_Body_20_indent_20_list">wxGTK-devel</text:p>
      <text:p text:style-name="Text_20_Body_20_indent_20_list"/>
      <text:p text:style-name="Text_20_Body_20_indent_20_list"/>
      <text:p text:style-name="Text_20_body">If you selected the software options suggested in "Installing SUSE" during installation, then <text:s/>the following packages should already be installed. Install them now if YaST indicates they're not present.</text:p>
      <text:p text:style-name="Text_20_Body_20_indent_20_list">autoconf</text:p>
      <text:p text:style-name="Text_20_Body_20_indent_20_list">automake</text:p>
      <text:p text:style-name="Text_20_Body_20_indent_20_list">kernel sources</text:p>
      <text:p text:style-name="Text_20_Body_20_indent_20_list">libtool</text:p>
      <text:p text:style-name="Text_20_Body_20_indent_20_list">libuuid1</text:p>
      <text:p text:style-name="Text_20_Body_20_indent_20_list">fontconfig-devel</text:p>
      <text:p text:style-name="Text_20_Body_20_indent_20_list">freetype2-devel</text:p>
      <text:p text:style-name="Text_20_Body_20_indent_20_list"/>
      <text:h text:style-name="Heading_20_3" text:outline-level="2">2. Pre-built RPMs</text:h>
      <text:h text:style-name="Heading_20_4" text:outline-level="4">i)<text:span text:style-name="T9"> ACE and TAO</text:span></text:h>
      <text:p text:style-name="Preformatted_20_Text">Communications between the Ingex recorder software and its controller is implemented using ACE (the “Adaptive Communications Environment”) and TAO (“The ACE ORB”). Full details of these packages are available from <text:a xlink:type="simple" xlink:href="http://www.cs.wustl.edu/~schmidt/ACE.html">www.cs.wustl.edu/~schmidt/ACE.html</text:a> and extensive documentation can be found there.</text:p>
      <text:p text:style-name="Preformatted_20_Text"><text:soft-page-break/></text:p>
      <text:p text:style-name="Preformatted_20_Text">The ACE and TAO software is now available as an RPM from the OpenSuse repository. </text:p>
      <text:p text:style-name="Preformatted_20_Text">Add the repository in YaST and install the required ACE and TAO software, as follows. </text:p>
      <text:p text:style-name="P15"/>
      <text:p text:style-name="Preformatted_20_Text"><text:span text:style-name="T2">Note: </text:span><text:span text:style-name="T5">if you have built ACE and TAO by following previous versions of the build instructions for Ingex, then see the comment below about environment variables.</text:span></text:p>
      <text:h text:style-name="Heading_20_4" text:outline-level="4">Adding the repository</text:h>
      <text:p text:style-name="Preformatted_20_Text">Start YaST and select <text:span text:style-name="T3">Software</text:span>, then <text:span text:style-name="T3">Software Repositories.</text:span></text:p>
      <text:p text:style-name="P17"/>
      <text:p text:style-name="P14">Click on “Add”, to add the new repository using these details:</text:p>
      <text:p text:style-name="P14"/>
      <text:p text:style-name="P14">Protocol: HTTP</text:p>
      <text:p text:style-name="Preformatted_20_Text"><text:span text:style-name="T8">Server Name: </text:span>download.opensuse.org</text:p>
      <text:p text:style-name="Preformatted_20_Text">Port: <text:s text:c="14"/>80</text:p>
      <text:p text:style-name="Preformatted_20_Text">Directory on server: <text:s/>/repositories/devel:/libraries:/ACE/openSUSE_10.3</text:p>
      <text:p text:style-name="Preformatted_20_Text"/>
      <text:p text:style-name="Preformatted_20_Text">Which makes the complete URL:</text:p>
      <text:p text:style-name="P19"><text:a xlink:type="simple" xlink:href="http://download.opensuse.org/repositories/devel:/libraries:/ACE/openSUSE_10.3/">http://download.opensuse.org/repositories/devel:/libraries:/ACE/openSUSE_10.3/</text:a> </text:p>
      <text:p text:style-name="Preformatted_20_Text">Click on Finish to add the repository.</text:p>
      <text:p text:style-name="Preformatted_20_Text"/>
      <text:p text:style-name="Preformatted_20_Text">A warning message saying that this is signed with an untrusted key will appear. Accept this by clicking on “Trust &amp; Import the key”.</text:p>
      <text:p text:style-name="Preformatted_20_Text"/>
      <text:h text:style-name="Heading_20_4" text:outline-level="4">Installing the ACE and TAO packages</text:h>
      <text:p text:style-name="Text_20_body">Now the repository has been added, you can install the required ACE and TAO software by selecting <text:span text:style-name="T3">Software</text:span> and then <text:span text:style-name="T3">Software Management</text:span> in YaST, and selecting these packages:</text:p>
      <text:list text:style-name="L4">
        <text:list-item>
          <text:p text:style-name="P50">ace</text:p>
        </text:list-item>
        <text:list-item>
          <text:p text:style-name="P50">ace-devel</text:p>
        </text:list-item>
        <text:list-item>
          <text:p text:style-name="P50">ace-gperf</text:p>
        </text:list-item>
        <text:list-item>
          <text:p text:style-name="P50">mpc</text:p>
        </text:list-item>
        <text:list-item>
          <text:p text:style-name="P50">tao</text:p>
        </text:list-item>
        <text:list-item>
          <text:p text:style-name="P50">tao-devel</text:p>
        </text:list-item>
        <text:list-item>
          <text:p text:style-name="P50">tao-cosnaming</text:p>
        </text:list-item>
      </text:list>
      <text:p text:style-name="Preformatted_20_Text"/>
      <text:p text:style-name="Text_20_body">The following dependencies should also be installed if YaST requests them, although they are not really needed:</text:p>
      <text:list text:style-name="L5">
        <text:list-item>
          <text:p text:style-name="P51">ace-xml</text:p>
        </text:list-item>
        <text:list-item>
          <text:p text:style-name="P51">ace-kokyu</text:p>
        </text:list-item>
      </text:list>
      <text:p text:style-name="Preformatted_20_Text"/>
      <text:p text:style-name="Preformatted_20_Text">Click on Finish to exit YaST.</text:p>
      <text:h text:style-name="Heading_20_4" text:outline-level="4">Previous environment variables</text:h>
      <text:p text:style-name="Text_20_body">If you have installed Ingex previously by following an earlier version of these instructions then you will have set the environment variables ACE_ROOT, TAO_ROOT or LD_LIBRARY_PATH in your .bashrc file. These are no longer required and must be removed.</text:p>
      <text:p text:style-name="Text_20_body"/>
      <text:h text:style-name="Heading_20_4" text:outline-level="4">ii) RPM installation</text:h>
      <text:p text:style-name="Text_20_body">To assist with the build, binary RPMs of additional packages are available from the project website.</text:p>
      <text:p text:style-name="Text_20_body"><text:soft-page-break/>First make a directory for them:</text:p>
      <text:p text:style-name="command_20_line"><text:span text:style-name="T2">ingex&gt;</text:span> mkdir ~/rpms</text:p>
      <text:p text:style-name="command_20_line"><text:span text:style-name="T2">ingex&gt;</text:span> cd ~/rpms</text:p>
      <text:p text:style-name="Text_20_body"/>
      <text:p text:style-name="Text_20_body">Now go to http://ingex.sourceforge.net/studio/rpms/ and download the <text:span text:style-name="T3">latest</text:span> versions of these into the new directory (NB: check the names to make sure you get the latest versions, as they have probably been updated since these notes were written):</text:p>
      <text:list text:style-name="L6">
        <text:list-item>
          <text:p text:style-name="P61">codecs-for-ffmpeg-20081009-1.i586.rpm</text:p>
        </text:list-item>
        <text:list-item>
          <text:p text:style-name="P61">ffmpeg-DNxHD-h264-aac-15593-2.i586.rpm</text:p>
        </text:list-item>
        <text:list-item>
          <text:p text:style-name="P61">libodbc++-0.2.4pre3-1.i586.rpm</text:p>
        </text:list-item>
        <text:list-item>
          <text:p text:style-name="P61">shttpd-20070828-1.i586.rpm</text:p>
        </text:list-item>
      </text:list>
      <text:p text:style-name="Text_20_Body_20_indent_20_list"/>
      <text:p text:style-name="Text_20_body">Install them with these commands, making sure that you install the codecs-for-ffmpeg rpm first, otherwise the ffmpeg rpm will complain about missing dependencies.</text:p>
      <text:p text:style-name="command_20_line"><text:span text:style-name="T2">ingex&gt;</text:span> sudo rpm -i codecs-for-ffmpeg-20081009-1.i586.rpm</text:p>
      <text:p text:style-name="command_20_line"><text:span text:style-name="T2">ingex&gt;</text:span> sudo rpm -i ffmpeg-DNxHD-h264-aac-15593-2.i586.rpm</text:p>
      <text:p text:style-name="command_20_line"><text:span text:style-name="T2">ingex&gt;</text:span> sudo rpm -i libodbc++-0.2.4pre3-1.i586.rpm</text:p>
      <text:p text:style-name="command_20_line"><text:span text:style-name="T2">ingex&gt;</text:span> sudo rpm -i shttpd-20070828-1.i586.rpm</text:p>
      <text:p text:style-name="Standard"/>
      <text:h text:style-name="Heading_20_3" text:outline-level="2">3. DVS software installation</text:h>
      <text:p text:style-name="Standard">If you have DVS cards installed, you should now install the DVS software for them by following the instructions in the later section “DVS card drivers and SDK”.</text:p>
      <text:p text:style-name="Standard"/>
      <text:h text:style-name="Heading_20_3" text:outline-level="2">4. AAF software installation</text:h>
      <text:p text:style-name="Preformatted_20_Text">First make a new directory for the source code of the AAF toolkit and move into it. It's best to keep this separate from the Ingex directories, as it's an independent, self-contained, suite of software.</text:p>
      <text:p text:style-name="command_20_line"><text:span text:style-name="T2">ingex</text:span>&gt; mkdir ~/AAFtoolkit</text:p>
      <text:p text:style-name="command_20_line"><text:span text:style-name="T2">ingex</text:span>&gt; cd ~/AAFtoolkit</text:p>
      <text:p text:style-name="Preformatted_20_Text"/>
      <text:p text:style-name="Preformatted_20_Text">Download the AAF-src package by using wget, or if you're not sure of the file details, go to the project website http://sourceforge.net/projects/aaf/ and download the AAF-src package from there (or put the URL from the wget line below into your browser).</text:p>
      <text:p text:style-name="Preformatted_20_Text"/>
      <text:p text:style-name="command_20_line"><text:span text:style-name="T2">ingex</text:span>&gt; wget <text:a xlink:type="simple" xlink:href="http://downloads.sourceforge.net/aaf/AAF-src-1.1.2.tar.gz">http://downloads.sourceforge.net/aaf/AAF-src-1.1.3.tar.gz</text:a></text:p>
      <text:p text:style-name="Standard"/>
      <text:p text:style-name="Preformatted_20_Text">Extract the files</text:p>
      <text:p text:style-name="command_20_line"><text:span text:style-name="T2">ingex</text:span>&gt; tar xf AAF-src-1.1.3.tar.gz</text:p>
      <text:p text:style-name="Preformatted_20_Text"/>
      <text:p text:style-name="Preformatted_20_Text">and make the package</text:p>
      <text:p text:style-name="command_20_line"><text:span text:style-name="T2">ingex</text:span>&gt; cd AAF-src-1.1.3</text:p>
      <text:p text:style-name="command_20_line"><text:span text:style-name="T2">ingex</text:span>&gt; make install</text:p>
      <text:p text:style-name="Preformatted_20_Text"/>
      <text:p text:style-name="Preformatted_20_Text">It's convenient to set an environment variable AAFSDKINSTALL so that we can easily pick-up the AAF installation location later. Use the command here, substituting the installation directory (i.e. the directory where you ran the tar command above), where it says &lt;dir&gt;.</text:p>
      <text:p text:style-name="Preformatted_20_Text"/>
      <text:p text:style-name="command_20_line"><text:span text:style-name="T2">ingex</text:span>&gt; export AAFSDKINSTALL=&lt;dir&gt;/AAF-src-1.1.3/AAFi686LinuxSDK/g++</text:p>
      <text:p text:style-name="Preformatted_20_Text"/>
      <text:p text:style-name="Preformatted_20_Text">As with the earlier environment variables, it's sensible to add this line to your ~/.bashrc file, so the value is always set.</text:p>
      <text:p text:style-name="Preformatted_20_Text"/>
      <text:p text:style-name="Preformatted_20_Text"><text:soft-page-break/></text:p>
      <text:h text:style-name="Heading_20_3" text:outline-level="2">Final check</text:h>
      <text:p text:style-name="Preformatted_20_Text"/>
      <text:p text:style-name="Preformatted_20_Text">You should have added two new 'export' lines in your ~/.bashrc file, i.e.</text:p>
      <text:p text:style-name="command_20_line">export DVSSDK=&lt;path to your DVS SDK&gt;</text:p>
      <text:p text:style-name="command_20_line">export AAFSDKINSTALL=&lt;path to your AAF SDK&gt;</text:p>
      <text:p text:style-name="Preformatted_20_Text"/>
      <text:p text:style-name="Preformatted_20_Text">and with $ACE_ROOT too, those environment variables should now be set. It's sensible to check them before proceeding with the build, which you can do as follows:</text:p>
      <text:p text:style-name="Preformatted_20_Text"/>
      <text:p text:style-name="Preformatted_20_Text">First log out, and log back in again to pick up the ACE_ROOT setting, and then type:</text:p>
      <text:p text:style-name="command_20_line"><text:span text:style-name="T2">ingex&gt; </text:span>echo $ACE_ROOT</text:p>
      <text:p text:style-name="Preformatted_20_Text"/>
      <text:p text:style-name="Preformatted_20_Text">and you should see:</text:p>
      <text:p text:style-name="Preformatted_20_Text">/usr/share/ace</text:p>
      <text:p text:style-name="Preformatted_20_Text"/>
      <text:p text:style-name="Preformatted_20_Text">Then check the other two with:</text:p>
      <text:p text:style-name="command_20_line"><text:span text:style-name="T2">ingex&gt; </text:span>echo $DVSSDK</text:p>
      <text:p text:style-name="command_20_line"><text:span text:style-name="T2">ingex&gt; </text:span>echo $AAFSDKINSTALL</text:p>
      <text:p text:style-name="Standard"/>
      <text:p text:style-name="Standard">and these should indicate the correct paths to each package, as set earlier in this section.</text:p>
      <text:p text:style-name="Standard"/>
      <text:h text:style-name="Heading_20_3" text:outline-level="2">Next stages</text:h>
      <text:p text:style-name="Text_20_body">With the pre-requisites installed, you can now build install the Ingex software from the source code, as described in the section “Building the full system”.</text:p>
      <text:h text:style-name="Heading_20_2" text:outline-level="1">DVS card drivers and SDK</text:h>
      <text:p text:style-name="Text_20_body">The current implementation of Ingex works only with DVS capture cards, and so you will need the software for the cards from DVS. </text:p>
      <text:p text:style-name="Text_20_body">If you do not have the DVS software at this stage then you can test a recorder instead by using the "dvs_dummy" program that will be created in ingex/studio/capture. In that case, skip the instructions here covering the installation of the DVS software and its configuration.</text:p>
      <text:p text:style-name="Text_20_body">DVS SDKs are available to registered users here:</text:p>
      <text:p text:style-name="Text_20_Body_20_indent_20_list">http://www.dvs.de/products/video-boards/centaurus-ii/login-area/video-boards/sdk.html</text:p>
      <text:p text:style-name="Text_20_body"/>
      <text:p text:style-name="Text_20_body">Make a directory for the dvs software:</text:p>
      <text:p text:style-name="command_20_line"><text:span text:style-name="T2">ingex&gt; </text:span>mkdir ~/dvs</text:p>
      <text:p text:style-name="command_20_line"><text:span text:style-name="T2">ingex&gt; </text:span>cd ~/dvs</text:p>
      <text:p text:style-name="Text_20_body"/>
      <text:p text:style-name="Text_20_body">Using a web browser, download the SDK, e.g. sdk3.2.14.3.tar.gz, into this directory.</text:p>
      <text:p text:style-name="Text_20_body">The following instructions are based on SDK version 3.2.14.3. If you are using a different version, then modify the directory details, e.g. sdk3.2.14.3, as necessary, for your own setup.</text:p>
      <text:p text:style-name="Text_20_body">Extract the SDK files from the tar file:</text:p>
      <text:p text:style-name="command_20_line"><text:span text:style-name="T2">ingex&gt; </text:span>tar xvf sdk3.2.14.3.tar.gz</text:p>
      <text:p text:style-name="Preformatted_20_Text"/>
      <text:p text:style-name="Text_20_body">Before building the DVS driver, we need to configure the kernel.</text:p>
      <text:p text:style-name="Text_20_body">We need to do these next commands as root, so su to root:</text:p>
      <text:p text:style-name="command_20_line"><text:span text:style-name="T2">ingex&gt; </text:span>sudo su</text:p>
      <text:p text:style-name="Text_20_body"/>
      <text:p text:style-name="Text_20_body">Change to the directory for your kernel sources. The actual linux directory here will depend on your build, so check in /usr/src to see what's appropriate for your own setup.</text:p>
      <text:p text:style-name="command_20_line"><text:span text:style-name="T2">root&gt; </text:span>cd /usr/src/linux-2.6.22.19-0.1</text:p>
      <text:p text:style-name="command_20_line"><text:span text:style-name="T2">root&gt; </text:span>make oldconfig</text:p>
      <text:p text:style-name="command_20_line"><text:span text:style-name="T2">root&gt; </text:span>make scripts/mod/ <text:s text:c="19"/>#(Note - the trailing slash is important)</text:p>
      <text:p text:style-name="Text_20_body"/>
      <text:p text:style-name="Text_20_body">Exit the root shell:</text:p>
      <text:p text:style-name="command_20_line"><text:span text:style-name="T2">root&gt; </text:span>exit</text:p>
      <text:p text:style-name="Text_20_body"/>
      <text:p text:style-name="Text_20_body">Now we can make the DVS driver:</text:p>
      <text:p text:style-name="command_20_line"><text:span text:style-name="T2">ingex&gt; </text:span><text:span text:style-name="T4">cd ~/dvs/sdk3.2.14.3/linux-x86/driver</text:span></text:p>
      <text:p text:style-name="command_20_line"><text:span text:style-name="T2">ingex&gt; </text:span>./driver_create</text:p>
      <text:p text:style-name="Text_20_body"><text:s/>&lt; various build messages will appear &gt;</text:p>
      <text:p text:style-name="command_20_line"><text:span text:style-name="T2">ingex&gt; </text:span>sudo ./driver_load</text:p>
      <text:p text:style-name="Preformatted_20_Text"/>
      <text:p text:style-name="Text_20_body">If this is successful, you will see messages like these appearing:</text:p>
      <text:p text:style-name="Text_20_Body_20_indent_20_list">- load dvsdriver</text:p>
      <text:p text:style-name="Text_20_Body_20_indent_20_list">- load dvsdriver_sdio</text:p>
      <text:p text:style-name="Text_20_Body_20_indent_20_list">Created device: /dev/iris0 252 0</text:p>
      <text:p text:style-name="Text_20_Body_20_indent_20_list">Created device: /dev/iris1 252 1</text:p>
      <text:p text:style-name="Text_20_body"/>
      <text:p text:style-name="Text_20_body">(Note that any error about the dvsdriver_sdio driver doesn't matter unless you are using the SDstationOEM boards).</text:p>
      <text:p text:style-name="Text_20_body"><text:soft-page-break/>As other parts of the build process will need to access the DVS SDK later, we need to set an environment variable with the path details.</text:p>
      <text:p text:style-name="command_20_line"><text:span text:style-name="T2">ingex&gt; </text:span>export DVSSDK=&lt;location of your DVS SDK&gt;</text:p>
      <text:p text:style-name="Text_20_body">e.g. export DVSSDK=/home/ingex/dvs/sdk3.2.14.3</text:p>
      <text:p text:style-name="Text_20_body">It is also sensible to put this line into your .bashrc file (i.e. ~/.bashrc), so it's always set.</text:p>
      <text:p text:style-name="Text_20_body">The DVS driver is now ready.</text:p>
      <text:h text:style-name="Heading_20_3" text:outline-level="2">Driver loading at boot time</text:h>
      <text:p text:style-name="Text_20_body">Although the driver can be loaded manually, as above, with the driver_load command, it's convenient for this to be done automatically at boot time. The file dvs_setup deals with this.</text:p>
      <text:p text:style-name="Text_20_body">Move to the ingex scripts directory:</text:p>
      <text:p text:style-name="command_20_line"><text:span text:style-name="T2">ingex</text:span>&gt; cd $workspace/ingex/studio/scripts</text:p>
      <text:p text:style-name="Preformatted_20_Text"/>
      <text:p text:style-name="Text_20_body">Edit the file dvs_setup, using your preferred editor, in this example, vim:</text:p>
      <text:p text:style-name="command_20_line"><text:span text:style-name="T2">ingex</text:span>&gt; <text:s/>vim dvs_setup</text:p>
      <text:p text:style-name="Text_20_body"/>
      <text:p text:style-name="Text_20_body">and change the following line to be the path of the DVS SDK, just installed:</text:p>
      <text:p text:style-name="fileContents">DVS_DIR=/home/ingex/dvs/sdk3.2.14.3</text:p>
      <text:p text:style-name="Preformatted_20_Text"/>
      <text:p text:style-name="Preformatted_20_Text">Save the change and close the editor.</text:p>
      <text:p text:style-name="Preformatted_20_Text"/>
      <text:p text:style-name="Preformatted_20_Text">You can test the file by using this command</text:p>
      <text:p text:style-name="command_20_line"><text:span text:style-name="T2">ingex</text:span>&gt; sudo ./dvs_setup start</text:p>
      <text:p text:style-name="Preformatted_20_Text"/>
      <text:p text:style-name="Text_20_body">There will be a pause, whilst this loads the driver for the cards.</text:p>
      <text:p text:style-name="Text_20_body">To make this automatic at boot time, follow these steps:</text:p>
      <text:p text:style-name="Preformatted_20_Text">Copy the dvs_setup file to /etc/init.d</text:p>
      <text:p text:style-name="command_20_line"><text:span text:style-name="T2">ingex</text:span>&gt; sudo cp dvs_setup /etc/init.d</text:p>
      <text:p text:style-name="Standard"/>
      <text:p text:style-name="Standard">and make it start at boot time:</text:p>
      <text:p text:style-name="command_20_line"><text:span text:style-name="T2">ingex</text:span>&gt; sudo /sbin/chkconfig -a dvs_setup</text:p>
      <text:p text:style-name="Standard"/>
      <text:p text:style-name="Standard"/>
      <text:p text:style-name="Standard">Note for those running a prior installation of Ingex: the DVS card configuration which was previously also done by dvs_setup, is now carried out when the capture program dvs_sdi is run.</text:p>
      <text:p text:style-name="P24"><draw:frame draw:style-name="fr1" draw:name="Frame1" text:anchor-type="paragraph" svg:x="-0.004cm" svg:y="1.656cm" svg:width="17.004cm" draw:z-index="0"><draw:text-box fo:min-height="4.262cm"><text:h text:style-name="P8" text:outline-level="4">Checks</text:h><text:p text:style-name="P9">1. You did export DVSSDK didn't you? Check that </text:p><text:p text:style-name="command_20_line"><text:span text:style-name="T2">ingex</text:span>&gt; echo $DVSSDK</text:p><text:p text:style-name="P9">displays the correct location of the SDK. </text:p><text:p text:style-name="P9"/><text:p text:style-name="P9">2.Check the DVS driver is working with the command</text:p><text:p text:style-name="command_20_line"><text:span text:style-name="T2">ingex</text:span>&gt; $DVSSDK/linux-x86/bin/svram info</text:p><text:p text:style-name="P10"><text:s/></text:p></draw:text-box></draw:frame></text:p>
      <text:h text:style-name="Heading_20_2" text:outline-level="1">Building the full system</text:h>
      <text:p text:style-name="Text_20_body">You can build all the software in one operation by following the instructions in this section. If <text:s/>you need to build any modules separately, then instead follow the steps in the later section covering that module.</text:p>
      <text:p text:style-name="Text_20_body">First move to the top level directory containing the Ingex software, i.e.</text:p>
      <text:p text:style-name="command_20_line"><text:span text:style-name="T2">ingex</text:span>&gt; cd $workspace/ingex</text:p>
      <text:p text:style-name="Standard"/>
      <text:p text:style-name="Standard">and run the 'make'...</text:p>
      <text:p text:style-name="command_20_line"><text:span text:style-name="T2">ingex</text:span>&gt; make</text:p>
      <text:p text:style-name="Standard"/>
      <text:p text:style-name="Standard">Build messages will appear during this process, there will probably be some warnings but hopefully no errors.</text:p>
      <text:p text:style-name="Standard"/>
      <text:p text:style-name="Standard">When the above 'make' has finished, it may be helpful to install two of the executables, as follows: (this will become part of the make process in due course.)</text:p>
      <text:p text:style-name="Standard"/>
      <text:p text:style-name="command_20_line"><text:span text:style-name="T2">ingex&gt;</text:span> cd $workspace/ingex/player/ingex_player</text:p>
      <text:p text:style-name="command_20_line"><text:span text:style-name="T2">ingex&gt;</text:span> sudo make install</text:p>
      <text:p text:style-name="Standard"/>
      <text:p text:style-name="command_20_line"><text:span text:style-name="T2">ingex</text:span>&gt; cd $workspace/ingex/studio/ace-tao/Ingexgui</text:p>
      <text:p text:style-name="command_20_line"><text:span text:style-name="T2">ingex</text:span>&gt; sudo make install</text:p>
      <text:p text:style-name="P24"/>
      <text:p text:style-name="P23"/>
      <text:p text:style-name="P23">The Ingex software is now built but needs to be configured before you can run it. To do this, you should now go through these sections:</text:p>
      <text:p text:style-name="P23"/>
      <text:list text:style-name="L7">
        <text:list-item>
          <text:p text:style-name="P43">Configuring the Naming Service</text:p>
        </text:list-item>
        <text:list-item>
          <text:p text:style-name="P43">Configuring the database</text:p>
        </text:list-item>
        <text:list-item>
          <text:p text:style-name="P43">UnixODBC installation for C++ client apps</text:p>
        </text:list-item>
        <text:list-item>
          <text:p text:style-name="P43">Configure the web server </text:p>
        </text:list-item>
        <text:list-item>
          <text:p text:style-name="P43">Configure the Controller</text:p>
        </text:list-item>
      </text:list>
      <text:p text:style-name="P23"/>
      <text:p text:style-name="P23">Once these are done, you can follow the section “Running the System”, to get everything working.</text:p>
      <text:p text:style-name="P23"/>
      <text:p text:style-name="P23">To use some of the additional features of Ingex, you should subsequently look through the sections:</text:p>
      <text:p text:style-name="P23"/>
      <text:list text:style-name="L7">
        <text:list-item text:start-value="1">
          <text:p text:style-name="P43">Transfer Server (for background copying from recorder to a remote destination)</text:p>
        </text:list-item>
        <text:list-item>
          <text:p text:style-name="P43">Director's Cut <text:s text:c="3"/>(for logging cuts made during recording and creating edits from them) </text:p>
        </text:list-item>
        <text:list-item>
          <text:p text:style-name="P43">Multicasting the video <text:s/>(for distributing the live video feeds from Ingex) </text:p>
        </text:list-item>
      </text:list>
      <text:p text:style-name="P15"/>
      <text:h text:style-name="Heading_20_2" text:outline-level="1">Configuring the Naming Service</text:h>
      <text:p text:style-name="Preformatted_20_Text"/>
      <text:p text:style-name="Preformatted_20_Text">The Naming Service needs to run on one PC in the system so that as each Ingex recorder starts, it can register itself with the Naming Service, and hence becomes available to any controller. You need to configure the Naming Service and enable it as a service to start at boot time as described here.</text:p>
      <text:p text:style-name="Preformatted_20_Text"/>
      <text:p text:style-name="Preformatted_20_Text">Remember that you only need to do this on one PC in an Ingex setup.</text:p>
      <text:p text:style-name="Preformatted_20_Text"/>
      <text:h text:style-name="Heading_20_3" text:outline-level="2">Configure the naming service</text:h>
      <text:p text:style-name="Preformatted_20_Text">On the PC that's going to run the Naming Service, using your preferred editor, create the file /etc/sysconfig/TAO-cosnaming, e.g.</text:p>
      <text:p text:style-name="Preformatted_20_Text"/>
      <text:p text:style-name="command_20_line"><text:span text:style-name="T2">ingex</text:span>&gt; sudo vim /etc/sysconfig/TAO-cosnaming</text:p>
      <text:p text:style-name="Preformatted_20_Text"/>
      <text:p text:style-name="Preformatted_20_Text">Put the following line into it:</text:p>
      <text:p text:style-name="Preformatted_20_Text"/>
      <text:p text:style-name="fileContents">TAO_COSNAMING_ENDPOINT="-ORBEndPoint iiop://&lt;your IP address&gt;:8888 -ORBDottedDecimalAddresses 1"</text:p>
      <text:p text:style-name="Preformatted_20_Text"/>
      <text:p text:style-name="Preformatted_20_Text">where &lt;your IP address&gt; is the IP address of the PC which will run the Naming Service. For example:</text:p>
      <text:p text:style-name="Preformatted_20_Text"/>
      <text:p text:style-name="fileContents">TAO_COSNAMING_ENDPOINT="-ORBEndPoint iiop://192.168.1.181:8888 -ORBDottedDecimalAddresses 1"</text:p>
      <text:p text:style-name="fileContents"/>
      <text:p text:style-name="Preformatted_20_Text">Rather than using an IP address, you can instead use the hostname at that point, but in that case omit the -ORBDottedDecimalAddresses 1 arguments. Also, to avoid problems later, make sure the DNS entry is correct by pinging the hostname from elsewhere.</text:p>
      <text:p text:style-name="Preformatted_20_Text"/>
      <text:p text:style-name="Preformatted_20_Text">If you are using fixed IP addresses, then it's preferable to use the IP address.</text:p>
      <text:p text:style-name="Preformatted_20_Text"/>
      <text:p text:style-name="Preformatted_20_Text">If you are running all the Ingex software on the same PC, you can omit the IP address (so the entry reads iiop://:8888) or use 'localhost' as the hostname.</text:p>
      <text:p text:style-name="Preformatted_20_Text"/>
      <text:p text:style-name="Preformatted_20_Text">Save the file and close it.</text:p>
      <text:p text:style-name="Preformatted_20_Text"/>
      <text:h text:style-name="Heading_20_3" text:outline-level="2">Enabling the Naming Service</text:h>
      <text:p text:style-name="Preformatted_20_Text"/>
      <text:p text:style-name="Preformatted_20_Text">Start YaST and select <text:span text:style-name="T3">System</text:span>, then <text:span text:style-name="T3">System Services (runlevel).</text:span></text:p>
      <text:p text:style-name="P17"/>
      <text:p text:style-name="Preformatted_20_Text"><text:span text:style-name="T8">Find the entry </text:span><text:span text:style-name="T3">tao-cosnaming</text:span><text:span text:style-name="T8"> and enable it. Click on </text:span><text:span text:style-name="T3">Expert</text:span><text:span text:style-name="T8"> and ensure that it is set to start at run levels 3 and 5.</text:span></text:p>
      <text:p text:style-name="Preformatted_20_Text"/>
      <text:p text:style-name="P14">Click on Finish to exit from YaST.</text:p>
      <text:h text:style-name="Heading_20_3" text:outline-level="2"/>
      <text:p text:style-name="Preformatted_20_Text"/>
      <text:p text:style-name="Preformatted_20_Text"/>
      <text:p text:style-name="Preformatted_20_Text"/>
      <text:h text:style-name="Heading_20_2" text:outline-level="1">Configuring the Database</text:h>
      <text:p text:style-name="Preformatted_20_Text"/>
      <text:p text:style-name="Preformatted_20_Text">The database is required on only one PC in an Ingex setup. This can be a PC running the Ingex recorder itself, or a separate PC. It is used to store the configurations of the Ingex recorders and also details of the recordings that are made.</text:p>
      <text:p text:style-name="Preformatted_20_Text"/>
      <text:h text:style-name="Heading_20_3" text:outline-level="2">Prerequisites</text:h>
      <text:p text:style-name="Preformatted_20_Text">If you have followed the <text:s/>earlier section “Installation Prerequisites”, you can skip this Prerequisites section. </text:p>
      <text:p text:style-name="Preformatted_20_Text"/>
      <text:p text:style-name="Preformatted_20_Text">In YaST, make sure the following are installed:</text:p>
      <text:p text:style-name="Preformatted_20_Text"><text:s text:c="2"/>unixODBC</text:p>
      <text:p text:style-name="Preformatted_20_Text"><text:s text:c="2"/>unixODBC-devel</text:p>
      <text:p text:style-name="Preformatted_20_Text"><text:s text:c="2"/>psqlODBC</text:p>
      <text:p text:style-name="Preformatted_20_Text"><text:s text:c="2"/>postgresql-server</text:p>
      <text:p text:style-name="Preformatted_20_Text"/>
      <text:h text:style-name="Heading_20_3" text:outline-level="2">Setting up the database</text:h>
      <text:p text:style-name="Preformatted_20_Text">Start the postgres service. As you need to do this as root, first su</text:p>
      <text:p text:style-name="command_20_line"><text:span text:style-name="T2">ingex</text:span>&gt; su</text:p>
      <text:p text:style-name="Preformatted_20_Text"/>
      <text:p text:style-name="Preformatted_20_Text">then start the database as root</text:p>
      <text:p text:style-name="command_20_line"><text:span text:style-name="T2">root</text:span>&gt; /etc/init.d/postgresql start</text:p>
      <text:p text:style-name="Preformatted_20_Text"/>
      <text:p text:style-name="Preformatted_20_Text">If this fails to start, then you might want to switch on logging as described in the document </text:p>
      <text:p text:style-name="Preformatted_20_Text"><text:a xlink:type="simple" xlink:href="http://www.postgresql.org/docs/8.1/static/logfile-maintenance.html">www.postgresql.org/docs/8.1/static/logfile-maintenance.html</text:a></text:p>
      <text:p text:style-name="Preformatted_20_Text"/>
      <text:p text:style-name="Preformatted_20_Text">Starting postgresql will create an initial database for you in "/var/lib/pgsql/data" - move to that directory (still as root)</text:p>
      <text:p text:style-name="command_20_line"><text:span text:style-name="T2">root</text:span>&gt; cd /var/lib/pgsql/data</text:p>
      <text:p text:style-name="Preformatted_20_Text"/>
      <text:p text:style-name="Preformatted_20_Text">Next edit the file "pg_hba.conf" (the PostgreSQL Client Authentication Configuration File) and add entries to allow access for the hosts which need to access the database. In this case, we'll allow access from all hosts. First open the file in an editor (in this example, vim)</text:p>
      <text:p text:style-name="command_20_line"><text:span text:style-name="T2">root</text:span>&gt; vim pg_hba.conf</text:p>
      <text:p text:style-name="Preformatted_20_Text"/>
      <text:p text:style-name="Preformatted_20_Text">Towards the end of the file, below the heading "Put your actual configuration here", you will see these entries </text:p>
      <text:p text:style-name="Preformatted_20_Text"/>
      <text:p text:style-name="fileContents"># TYPE <text:s/>DATABASE <text:s text:c="3"/>USER <text:s text:c="7"/>CIDR-ADDRESS <text:s text:c="9"/>METHOD</text:p>
      <text:p text:style-name="fileContents"># "local" is for Unix domain socket connections only</text:p>
      <text:p text:style-name="fileContents">local <text:s text:c="2"/>all <text:s text:c="8"/>all <text:s text:c="30"/>ident sameuser</text:p>
      <text:p text:style-name="fileContents"># IPv4 local connections:</text:p>
      <text:p text:style-name="fileContents">host <text:s text:c="3"/>all <text:s text:c="8"/>all <text:s text:c="8"/>127.0.0.1/32 <text:s text:c="9"/>ident sameuser</text:p>
      <text:p text:style-name="fileContents"># IPv6 local connections:</text:p>
      <text:p text:style-name="fileContents">host <text:s text:c="3"/>all <text:s text:c="8"/>all <text:s text:c="8"/>::1/128 <text:s text:c="14"/>ident sameuser</text:p>
      <text:p text:style-name="Preformatted_20_Text"/>
      <text:p text:style-name="Preformatted_20_Text">Change the "METHOD" entry for each line from "ident sameuser" to "trust", so the entries now look like this:</text:p>
      <text:p text:style-name="Preformatted_20_Text"/>
      <text:p text:style-name="fileContents"># "local" is for Unix domain socket connections only</text:p>
      <text:p text:style-name="fileContents">local <text:s text:c="2"/>all <text:s text:c="8"/>all <text:s text:c="30"/>trust</text:p>
      <text:p text:style-name="fileContents"># IPv4 local connections:</text:p>
      <text:p text:style-name="fileContents">host <text:s text:c="3"/>all <text:s text:c="8"/>all <text:s text:c="8"/>127.0.0.1/32 <text:s text:c="9"/>trust</text:p>
      <text:p text:style-name="fileContents"><text:soft-page-break/># IPv6 local connections:</text:p>
      <text:p text:style-name="fileContents">host <text:s text:c="3"/>all <text:s text:c="8"/>all <text:s text:c="8"/>::1/128 <text:s text:c="14"/>trust</text:p>
      <text:p text:style-name="Preformatted_20_Text"/>
      <text:p text:style-name="Preformatted_20_Text">To allow access to the database from the other PCs in your Ingex system, add the following line but, if necessary, with an appropriate IP address range depending on your network configuration, instead of 192.168.1.0/24 :</text:p>
      <text:p text:style-name="P11"/>
      <text:p text:style-name="fileContents">host <text:s text:c="3"/>all <text:s text:c="8"/>all <text:s text:c="3"/>192.168.1.0/24 <text:s text:c="7"/>trust</text:p>
      <text:p text:style-name="Preformatted_20_Text"/>
      <text:p text:style-name="Preformatted_20_Text">Save the changes and close file.</text:p>
      <text:p text:style-name="Preformatted_20_Text"/>
      <text:p text:style-name="Preformatted_20_Text">Next edit the file "postgresql.conf"</text:p>
      <text:p text:style-name="command_20_line"><text:span text:style-name="T2">root</text:span>&gt; vim postgresql.conf</text:p>
      <text:p text:style-name="Preformatted_20_Text"/>
      <text:p text:style-name="Preformatted_20_Text">Find the line #listen_addresses = 'localhost' and change this to allow access from the required hosts. Delete the # and change localhost to * to make the line read:</text:p>
      <text:p text:style-name="Preformatted_20_Text"/>
      <text:p text:style-name="P11">listen_addresses = '*'</text:p>
      <text:p text:style-name="P11"/>
      <text:p text:style-name="Preformatted_20_Text">Save the changes and close file.</text:p>
      <text:p text:style-name="Preformatted_20_Text"/>
      <text:p text:style-name="Preformatted_20_Text">Re-start the postgres service using the command:</text:p>
      <text:p text:style-name="Preformatted_20_Text"/>
      <text:p text:style-name="command_20_line"><text:span text:style-name="T2">root</text:span>&gt; /etc/init.d/postgresql restart</text:p>
      <text:p text:style-name="Preformatted_20_Text"/>
      <text:p text:style-name="Preformatted_20_Text">For convenience, it's best to make the postgres service start at boot time. To do this in YaST: </text:p>
      <text:list text:style-name="L8">
        <text:list-item>
          <text:p text:style-name="P52">start YaST and select <text:span text:style-name="T3">System</text:span>, then <text:span text:style-name="T3">System Services (runlevel).</text:span></text:p>
        </text:list-item>
        <text:list-item>
          <text:p text:style-name="P52"><text:span text:style-name="T8">Find the entry </text:span><text:span text:style-name="T3">postgresql</text:span><text:span text:style-name="T8"> and enable it. </text:span></text:p>
        </text:list-item>
        <text:list-item>
          <text:p text:style-name="P52"><text:span text:style-name="T8">Click on </text:span><text:span text:style-name="T3">Expert</text:span><text:span text:style-name="T8"> and ensure that it is set to start at run levels 3 and 5.</text:span></text:p>
        </text:list-item>
      </text:list>
      <text:p text:style-name="P14"/>
      <text:p text:style-name="Preformatted_20_Text">Alternatively, you can use this command:</text:p>
      <text:p text:style-name="command_20_line"><text:span text:style-name="T2">root</text:span>&gt; /sbin/chkconfig -a postgresql</text:p>
      <text:p text:style-name="Preformatted_20_Text"/>
      <text:p text:style-name="Preformatted_20_Text">Exit the root shell, as the further command are done as the Ingex user</text:p>
      <text:p text:style-name="command_20_line"><text:span text:style-name="T2">root</text:span>&gt; exit</text:p>
      <text:p text:style-name="Preformatted_20_Text"/>
      <text:h text:style-name="Heading_20_3" text:outline-level="2">Create the database</text:h>
      <text:p text:style-name="Preformatted_20_Text">Now we create the database that will hold the details of the recorder configurations and also the recordings that are made. In this example, we'll call it "prodautodb".</text:p>
      <text:p text:style-name="Preformatted_20_Text"/>
      <text:p text:style-name="Preformatted_20_Text">Remember that, as shorthand, $workspace represents the directory holding the Ingex package from CVS. If you've followed these instructions, it will be /home/ingex/ap-workspace.</text:p>
      <text:p text:style-name="Preformatted_20_Text"/>
      <text:p text:style-name="Preformatted_20_Text">Move to the directory containing the setup scripts:</text:p>
      <text:p text:style-name="command_20_line"><text:span text:style-name="T2">ingex</text:span>&gt; cd $workspace/ingex/studio/database/scripts</text:p>
      <text:p text:style-name="Preformatted_20_Text"/>
      <text:p text:style-name="Preformatted_20_Text">Next run the three scripts that will setup the database user and an initial database and then set a basic configuration for the recorders:</text:p>
      <text:p text:style-name="Preformatted_20_Text"/>
      <text:p text:style-name="command_20_line"><text:span text:style-name="T2">ingex</text:span>&gt; ./create_bamzooki_user.sh</text:p>
      <text:p text:style-name="command_20_line"><text:span text:style-name="T2">ingex</text:span>&gt; ./create_prodautodb.sh</text:p>
      <text:p text:style-name="command_20_line"><text:span text:style-name="T2">ingex</text:span>&gt; ./add_basic_config.sh</text:p>
      <text:p text:style-name="Preformatted_20_Text"/>
      <text:p text:style-name="Preformatted_20_Text">If anything goes wrong at this point, or you simply want to start again later, you can delete the database with the command:</text:p>
      <text:p text:style-name="command_20_line"><text:span text:style-name="T2">ingex</text:span>&gt; ./drop_prodautodb.sh</text:p>
      <text:p text:style-name="Standard"><text:soft-page-break/></text:p>
      <text:p text:style-name="Standard">and then repeat the <text:span text:style-name="T3">create_prodautodb.sh</text:span> and <text:span text:style-name="T3">add_basic_config.sh</text:span><text:span text:style-name="T8"> commands above to start with a clean installation of the database.</text:span></text:p>
      <text:p text:style-name="P25"/>
      <text:h text:style-name="P21" text:outline-level="2">Troubleshooting</text:h>
      <text:p text:style-name="P22">If you get the error message Ident authentication failed for user "postgres" then check the file /var/lib/pgsql/data/pg_hba.conf which you edited above when setting up the access permissions to the database. The "ident sameuser" entries must be changed to "trust".</text:p>
      <text:p text:style-name="Preformatted_20_Text"/>
      <text:p text:style-name="Preformatted_20_Text">The database is now ready. You can check it manually with the psql command:</text:p>
      <text:p text:style-name="command_20_line"><text:span text:style-name="T2">ingex</text:span>&gt; psql prodautodb bamzooki</text:p>
      <text:p text:style-name="Preformatted_20_Text"/>
      <text:p text:style-name="Text_20_body">At the prompt <text:span text:style-name="T2">prodautodb=&gt;</text:span> that appears, perform a simple access to the database with this command (don't forget the ; at the end of the command):</text:p>
      <text:p text:style-name="command_20_line"><text:span text:style-name="T2">prodautodb=&gt;</text:span> select * from fileformat;</text:p>
      <text:p text:style-name="Preformatted_20_Text"/>
      <text:p text:style-name="Preformatted_20_Text">Some (slightly cryptic) file format details should appear showing that the database is working and has relevant entries.</text:p>
      <text:p text:style-name="Preformatted_20_Text"/>
      <text:p text:style-name="Preformatted_20_Text">Exit psql with \q or &lt;control-d&gt;:</text:p>
      <text:p text:style-name="command_20_line"><text:span text:style-name="T2">prodautodb=&gt; </text:span><text:span text:style-name="T5">\q</text:span></text:p>
      <text:p text:style-name="Preformatted_20_Text"/>
      <text:h text:style-name="Heading_20_2" text:outline-level="1">UnixODBC installation for C++ client apps</text:h>
      <text:p text:style-name="Preformatted_20_Text"/>
      <text:p text:style-name="Text_20_body">The recorder accesses a database for its configuration details and also to store details of recordings that are made. In order to access the database (which is described in the section “Configuring the Database”), the UnixODBC software needs to be installed and configured, as described in this section.</text:p>
      <text:p text:style-name="Text_20_body">You only need to do this on PCs that are running either a recorder or web-server.</text:p>
      <text:h text:style-name="Heading_20_3" text:outline-level="2">Prerequisites</text:h>
      <text:p text:style-name="Text_20_body">If you have followed the <text:s/>earlier section “Installation Prerequisites”, you can skip this Prerequisites section. </text:p>
      <text:p text:style-name="Text_20_body">Open YaST and under Software Management, ensure that these packages are installed:</text:p>
      <text:p text:style-name="Preformatted_20_Text"><text:s text:c="2"/>libodbc++</text:p>
      <text:p text:style-name="Preformatted_20_Text"><text:s text:c="2"/>unixODBC</text:p>
      <text:p text:style-name="Preformatted_20_Text"><text:s text:c="2"/>unixODBC-devel</text:p>
      <text:p text:style-name="Preformatted_20_Text"><text:s text:c="2"/>psqlODBC <text:s text:c="2"/>(uses libpq.so which is supplied by postgresql-libs rpm)</text:p>
      <text:p text:style-name="Preformatted_20_Text"/>
      <text:h text:style-name="Heading_20_3" text:outline-level="2">Create configuration files</text:h>
      <text:p text:style-name="Preformatted_20_Text">First create the file /etc/unixODBC/odbcinst.ini</text:p>
      <text:p text:style-name="command_20_line"><text:span text:style-name="T2">ingex&gt; </text:span>sudo vim /etc/unixODBC/odbcinst.ini</text:p>
      <text:p text:style-name="Preformatted_20_Text"/>
      <text:p text:style-name="Preformatted_20_Text">and insert the lines:</text:p>
      <text:p text:style-name="Preformatted_20_Text"/>
      <text:p text:style-name="fileContents">[PostgreSQL]</text:p>
      <text:p text:style-name="fileContents">Description <text:s text:c="4"/>= PostgreSQL driver for Linux &amp; Win32</text:p>
      <text:p text:style-name="fileContents">Driver <text:s text:c="9"/>= /usr/lib/unixODBC/libodbcpsql.so</text:p>
      <text:p text:style-name="fileContents">Setup <text:s text:c="10"/>= /usr/lib/unixODBC/libodbcpsqlS.so</text:p>
      <text:p text:style-name="fileContents">FileUsage <text:s text:c="6"/>= 1</text:p>
      <text:p text:style-name="Preformatted_20_Text"/>
      <text:p text:style-name="Preformatted_20_Text">Save the file and quit the editor.</text:p>
      <text:p text:style-name="Preformatted_20_Text"/>
      <text:p text:style-name="Preformatted_20_Text">Now create the second file <text:s/>/etc/unixODBC/odbc.ini</text:p>
      <text:p text:style-name="command_20_line"><text:span text:style-name="T2">ingex&gt; </text:span>sudo vim /etc/unixODBC/odbc.ini</text:p>
      <text:p text:style-name="Preformatted_20_Text"/>
      <text:p text:style-name="Preformatted_20_Text">and insert the following contents, substituting the host name or IP address of your own database server, where it shows "*******" in the line "Servername" below:</text:p>
      <text:p text:style-name="Preformatted_20_Text"/>
      <text:p text:style-name="fileContents">[ProdAutoDB]</text:p>
      <text:p text:style-name="fileContents">Description <text:s text:c="8"/>= Production automation database</text:p>
      <text:p text:style-name="fileContents">Driver <text:s text:c="13"/>= PostgreSQL</text:p>
      <text:p text:style-name="fileContents">Trace <text:s text:c="14"/>= Yes</text:p>
      <text:p text:style-name="fileContents">TraceFile <text:s text:c="10"/>= sql.log</text:p>
      <text:p text:style-name="fileContents">Database <text:s text:c="11"/>= prodautodb</text:p>
      <text:p text:style-name="fileContents">Servername <text:s text:c="9"/>= ******* <text:s/>&lt;--- your own server details go here</text:p>
      <text:p text:style-name="fileContents">UserName <text:s text:c="11"/>= bamzooki</text:p>
      <text:p text:style-name="fileContents">Password <text:s text:c="11"/>=</text:p>
      <text:p text:style-name="fileContents">Port <text:s text:c="15"/>= 5432</text:p>
      <text:p text:style-name="fileContents">Protocol <text:s text:c="11"/>= 6.4</text:p>
      <text:p text:style-name="fileContents">ReadOnly <text:s text:c="11"/>= No</text:p>
      <text:p text:style-name="fileContents">RowVersioning <text:s text:c="6"/>= No</text:p>
      <text:p text:style-name="fileContents">ShowSystemTables <text:s text:c="3"/>= No</text:p>
      <text:p text:style-name="fileContents">ShowOidColumn <text:s text:c="6"/>= No</text:p>
      <text:p text:style-name="fileContents"><text:soft-page-break/>FakeOidIndex <text:s text:c="7"/>= No</text:p>
      <text:p text:style-name="fileContents">ConnSettings <text:s text:c="7"/>=</text:p>
      <text:p text:style-name="Preformatted_20_Text"/>
      <text:p text:style-name="Preformatted_20_Text">Save the file and quit the editor.</text:p>
      <text:p text:style-name="Preformatted_20_Text"/>
      <text:p text:style-name="Text_20_body">Check the unixODBC configuration by using isql to connect to and query the database:</text:p>
      <text:p text:style-name="command_20_line"><text:span text:style-name="T2">ingex&gt; </text:span><text:span text:style-name="T5"><text:s/>isql prodautodb bamzooki bamzooki</text:span></text:p>
      <text:p text:style-name="command_20_line"><text:span text:style-name="T2">SQL</text:span><text:span text:style-name="T5">&gt; select * from fileformat;</text:span></text:p>
      <text:p text:style-name="P23"/>
      <text:p text:style-name="P4">File format details should appear showing that the connection to the database is working correctly.</text:p>
      <text:p text:style-name="P4">Exit from isql with quit or &lt;control-d&gt;</text:p>
      <text:p text:style-name="command_20_line"><text:span text:style-name="T2">SQL</text:span><text:span text:style-name="T5">&gt; quit</text:span></text:p>
      <text:p text:style-name="P23"/>
      <text:p text:style-name="P23"/>
      <text:h text:style-name="Heading_20_2" text:outline-level="1">Configuring the Web server</text:h>
      <text:p text:style-name="Preformatted_20_Text"/>
      <text:p text:style-name="Preformatted_20_Text">The web server provides a convenient method of accessing the configuration details for the recorders, monitoring their operation and displaying details of recordings that have been made.</text:p>
      <text:p text:style-name="Preformatted_20_Text"/>
      <text:p text:style-name="Preformatted_20_Text">It is probably most convenient to run the web server on the same PC as the Ingex database.</text:p>
      <text:h text:style-name="Heading_20_3" text:outline-level="2">Prerequisites</text:h>
      <text:p text:style-name="Preformatted_20_Text">If you have already installed the pre-requisite packages as part of a full system build, then you can skip this prerequisites part. </text:p>
      <text:p text:style-name="Preformatted_20_Text"/>
      <text:p text:style-name="Preformatted_20_Text">In YaST install the following package:</text:p>
      <text:p text:style-name="Preformatted_20_Text"><text:s text:c="2"/>perl-DBD-Pg</text:p>
      <text:p text:style-name="Preformatted_20_Text"/>
      <text:p text:style-name="Preformatted_20_Text">Whilst in YAST, check that the following packages have already been installed:</text:p>
      <text:p text:style-name="Preformatted_20_Text"><text:s text:c="2"/>perl-DBI</text:p>
      <text:p text:style-name="Preformatted_20_Text"><text:s text:c="2"/>apache2</text:p>
      <text:p text:style-name="Preformatted_20_Text"><text:s text:c="2"/>unixODBC</text:p>
      <text:p text:style-name="Preformatted_20_Text"><text:s text:c="2"/>unixODBC-devel</text:p>
      <text:p text:style-name="Preformatted_20_Text"><text:s text:c="2"/>psqlODBC</text:p>
      <text:p text:style-name="Preformatted_20_Text"/>
      <text:h text:style-name="Heading_20_3" text:outline-level="2">Database access</text:h>
      <text:p text:style-name="Preformatted_20_Text">If you have not already done this as part of the Recorder installation on this PC, then you will need to create and edit these two files:</text:p>
      <text:p text:style-name="Preformatted_20_Text"><text:s text:c="2"/>/etc/unixODBC/odbcinst.ini</text:p>
      <text:p text:style-name="Preformatted_20_Text"><text:s text:c="2"/>/etc/unixODBC/odbc.ini</text:p>
      <text:p text:style-name="Preformatted_20_Text"/>
      <text:p text:style-name="Preformatted_20_Text">For the details required, follow the steps already described under "Database"</text:p>
      <text:p text:style-name="Preformatted_20_Text"/>
      <text:h text:style-name="Heading_20_3" text:outline-level="2">Installation</text:h>
      <text:p text:style-name="Preformatted_20_Text">Move to the directory containing the configuration file for the web software.</text:p>
      <text:p text:style-name="command_20_line"><text:span text:style-name="T2">ingex</text:span>&gt; cd $workspace/ingex/studio/web/WebIngex/ingex-config</text:p>
      <text:p text:style-name="Preformatted_20_Text"/>
      <text:p text:style-name="Preformatted_20_Text">Edit the configuration file "ingex.conf" to match your system. <text:s/>Make sure your database name and access details are correct in the "database connection settings" section shown below. Note that if your database is not on the same PC as you are now installing the web server, you will need to change the details in the line "db_host" by replacing 'localhost' with the name or IP address of the PC running the Ingex database.</text:p>
      <text:p text:style-name="Preformatted_20_Text"/>
      <text:p text:style-name="fileContents"># database connection settings</text:p>
      <text:p text:style-name="fileContents">#</text:p>
      <text:p text:style-name="fileContents">db_odbc_dsn = prodautodb</text:p>
      <text:p text:style-name="fileContents">db_host = localhost</text:p>
      <text:p text:style-name="fileContents">db_name = prodautodb</text:p>
      <text:p text:style-name="fileContents">db_user = bamzooki</text:p>
      <text:p text:style-name="fileContents">db_password = bamzooki</text:p>
      <text:p text:style-name="fileContents"/>
      <text:p text:style-name="Preformatted_20_Text">Save the file and exit the editor.</text:p>
      <text:p text:style-name="fileContents"/>
      <text:p text:style-name="Preformatted_20_Text">Move up one directory level</text:p>
      <text:p text:style-name="command_20_line"><text:span text:style-name="T2">ingex</text:span>&gt; cd ..</text:p>
      <text:p text:style-name="Preformatted_20_Text"><text:soft-page-break/></text:p>
      <text:p text:style-name="Preformatted_20_Text">and install the files with the command:</text:p>
      <text:p text:style-name="command_20_line"><text:span text:style-name="T2">ingex</text:span>&gt; sudo ./install.sh</text:p>
      <text:p text:style-name="Preformatted_20_Text"/>
      <text:p text:style-name="Preformatted_20_Text">Note: if you are updating the installation, you can run update.sh instead of install.sh and this will preserve your previous configurations.</text:p>
      <text:p text:style-name="Preformatted_20_Text"/>
      <text:p text:style-name="Preformatted_20_Text">Now make the create_aaf (if not already built) and install it by following these steps:</text:p>
      <text:p text:style-name="Preformatted_20_Text"/>
      <text:p text:style-name="command_20_line"><text:span text:style-name="T2">ingex</text:span>&gt; cd $workspace/ingex/studio/processing/createaaf</text:p>
      <text:p text:style-name="Standard"/>
      <text:p text:style-name="Standard">If you haven't build the full system already, build the createaaf executable now:</text:p>
      <text:p text:style-name="command_20_line"><text:span text:style-name="T2">ingex</text:span>&gt; make</text:p>
      <text:p text:style-name="Standard"/>
      <text:p text:style-name="Standard">Next create a directory which can be reached by the web server, and copy the executable into it:</text:p>
      <text:p text:style-name="command_20_line"><text:span text:style-name="T2">ingex</text:span>&gt; sudo mkdir -p /srv/ingex/createaaf/</text:p>
      <text:p text:style-name="command_20_line"><text:span text:style-name="T2">ingex</text:span>&gt; sudo cp create_aaf /srv/ingex/createaaf/</text:p>
      <text:p text:style-name="Preformatted_20_Text"/>
      <text:p text:style-name="Preformatted_20_Text">You'll also need to copy a library file there:</text:p>
      <text:p text:style-name="command_20_line"><text:span text:style-name="T2">ingex</text:span>&gt; cd $AAFSDKINSTALL/bin/debug</text:p>
      <text:p text:style-name="command_20_line"><text:span text:style-name="T2">ingex</text:span>&gt; cp libcom-api.so /srv/ingex/createaaf/</text:p>
      <text:p text:style-name="Standard"/>
      <text:p text:style-name="Standard">.. and a directory containing two extension library files too:</text:p>
      <text:p text:style-name="command_20_line"><text:span text:style-name="T2">ingex</text:span>&gt; cp -r aaftext /srv/ingex/createaaf/</text:p>
      <text:p text:style-name="Standard"/>
      <text:p text:style-name="Preformatted_20_Text"/>
      <text:p text:style-name="Preformatted_20_Text">You will now need to edit the configuration file containing the relevant file locations. Do this as follows:</text:p>
      <text:p text:style-name="fileContents"/>
      <text:p text:style-name="command_20_line"><text:span text:style-name="T2">ingex</text:span>&gt; cd $workspace/ingex/studio/web/WebIngex/ingex-Modules/Material.ingexmodule</text:p>
      <text:p text:style-name="Standard"/>
      <text:p text:style-name="Preformatted_20_Text">Edit the file 'material.conf' and change the contents of the line</text:p>
      <text:p text:style-name="Preformatted_20_Text"/>
      <text:p text:style-name="fileContents">avid_aaf_export_dir = ...</text:p>
      <text:p text:style-name="Preformatted_20_Text"/>
      <text:p text:style-name="Preformatted_20_Text">to list the directories on your system for the AAF files that will be produced. These are pairs in the form &lt;name&gt;|&lt;destination directory&gt;. Use a relevant name of your choice and a destination directory that's appropriate for your installation. When you select this on the web-page, the AAF file created will be written to the corresponding destination directory, so ensure that it is writeable by the web server (i.e. the user www-run).</text:p>
      <text:p text:style-name="Preformatted_20_Text"/>
      <text:p text:style-name="Preformatted_20_Text"/>
      <text:h text:style-name="Heading_20_3" text:outline-level="2">Starting the Apache server</text:h>
      <text:p text:style-name="Preformatted_20_Text">In YaST, go to System -&gt; System Services (RunLevel). Select Apache2 in the list and click on Enable button. You can also check using "Expert Mode" that this will start automatically in run levels 3 and 5.</text:p>
      <text:p text:style-name="Preformatted_20_Text"/>
      <text:p text:style-name="Preformatted_20_Text">Click "Finish" to leave the System Services page.</text:p>
      <text:p text:style-name="Preformatted_20_Text"/>
      <text:h text:style-name="Heading_20_3" text:outline-level="2">Testing</text:h>
      <text:p text:style-name="Preformatted_20_Text">Point your web browser at the page http://&lt;your host name&gt;/ingex and you should see the Ingex overview page.</text:p>
      <text:p text:style-name="Preformatted_20_Text"/>
      <text:p text:style-name="Preformatted_20_Text"><text:soft-page-break/>If this doesn't work then open a browser on the same PC as the Apache server, and try http://localhost/ingex to check that the server is running.</text:p>
      <text:p text:style-name="Preformatted_20_Text"/>
      <text:p text:style-name="Preformatted_20_Text">If there are still problems, try http://&lt;your host name&gt;/ingex/test and follow the instructions to test your perl, database and web-server setup.</text:p>
      <text:p text:style-name="Preformatted_20_Text"/>
      <text:h text:style-name="Heading_20_3" text:outline-level="2">Configuration Settings</text:h>
      <text:h text:style-name="Heading_20_4" text:outline-level="4">Monitoring</text:h>
      <text:p text:style-name="Text_20_body">With the web server running, you can now configure the monitoring facility within Ingex. However this is not required for initial testing and so this section can be left until later, if preferred.</text:p>
      <text:p text:style-name="Text_20_body">Open the web interface and click 'configure' in the top right corner to configure the nodes on your network that are to be monitored. </text:p>
      <text:p text:style-name="Text_20_body">Now specify which machines are to be monitored on your network. For each machine:</text:p>
      <text:list text:style-name="L9">
        <text:list-item>
          <text:p text:style-name="P47">Under <text:span text:style-name="T3">Node Configuration</text:span>, click 'Create New'. Enter the name and IP address (or host name) of the node to add. If the machine is the one running the web server, you can enter 'localhost', although using IP addresses may be more reliable.</text:p>
        </text:list-item>
        <text:list-item>
          <text:p text:style-name="P47">Select the type of machine (Recorder or Filestore) in order to specify which types of information to monitor (e.g. a file server has no capture cards to monitor)</text:p>
        </text:list-item>
        <text:list-item>
          <text:p text:style-name="P47">If you wish to monitor the free space of only some volumes (drives), specify them in a comma separated list, e.g. to monitor the space in /video and /data, you would enter: /video,/data - leaving this box blank will monitor all volumes.</text:p>
        </text:list-item>
      </text:list>
      <text:p text:style-name="Text_20_body">At this stage, as nothing is running, if you go to the 'Status' page, you will be told that monitoring information cannot be displayed. This is because each machine to be monitored must have a program (or multiple programs) running which provide the monitoring data for the web server. As described later, on each recorder machine, you will need to run both <text:span text:style-name="T3">nexus_web</text:span> and <text:span text:style-name="T3">system_info_web</text:span>, and on a file server, just <text:span text:style-name="T3">system_info_web. </text:span>For information on running these, see "Start Monitoring" in the section “Starting additional facilities”.</text:p>
      <text:h text:style-name="Heading_20_4" text:outline-level="4">AAF export directories</text:h>
      <text:p text:style-name="Text_20_body">The Configure web-page also allows you to change the export directories for Avid AAF export, as set above in the AAF file creation section. On the configuration page (under Advanced), choose to edit the material.conf file. Change the line:</text:p>
      <text:p text:style-name="Text_20_body">avid_aaf_export_dir = '...'</text:p>
      <text:p text:style-name="Text_20_body">as described in the earlier section.</text:p>
      <text:h text:style-name="Heading_20_3" text:outline-level="2"/>
      <text:p text:style-name="Text_20_body"/>
      <text:h text:style-name="Heading_20_2" text:outline-level="1">Configuring Recorders</text:h>
      <text:p text:style-name="Preformatted_20_Text"/>
      <text:p text:style-name="Preformatted_20_Text">You will need to configure the recorder using the web page for Ingex configuration. As installed, this has a basic configuration but you will probably want to make some changes, e.g. recording formats, before use. </text:p>
      <text:p text:style-name="Preformatted_20_Text"/>
      <text:p text:style-name="Preformatted_20_Text">Note: a separate document is needed to describe in greater detail how to configure Ingex as there are a large number of options available. The description here is intended to be sufficient to get the system running and perform many of the basic operations. </text:p>
      <text:p text:style-name="Preformatted_20_Text"/>
      <text:p text:style-name="Preformatted_20_Text"/>
      <text:p text:style-name="Preformatted_20_Text">Start by pointing your browser at:</text:p>
      <text:p text:style-name="Preformatted_20_Text">http://&lt; host name of your web server&gt;/ingex</text:p>
      <text:p text:style-name="Preformatted_20_Text"/>
      <text:p text:style-name="Preformatted_20_Text">and click on the Setup tab.</text:p>
      <text:p text:style-name="Preformatted_20_Text"/>
      <text:p text:style-name="Preformatted_20_Text">Go to the Recorder page using the link on the left of the screen.</text:p>
      <text:p text:style-name="Preformatted_20_Text"/>
      <text:p text:style-name="Preformatted_20_Text">The list of recorders will appear but at this stage there is only one entry - a recorder named “Ingex”. Beneath it is the current configuration for that recorder, in this case “Default”.</text:p>
      <text:p text:style-name="Preformatted_20_Text"/>
      <text:p text:style-name="Preformatted_20_Text">Click on the word “Default” and scroll down the page that appears to see the details for that configuration. This initial configuration has four video inputs, each with two audio tracks.</text:p>
      <text:p text:style-name="Preformatted_20_Text"/>
      <text:p text:style-name="Preformatted_20_Text">Looking further down within the panel, you will see the encoding settings and other details that will be used, as shown in the two columns on the left here:</text:p>
      <text:p text:style-name="Preformatted_20_Text"/>
      <table:table table:name="Table5" table:style-name="Table5">
        <table:table-column table:style-name="Table5.A"/>
        <table:table-column table:style-name="Table5.B"/>
        <table:table-column table:style-name="Table5.C"/>
        <table:table-row>
          <table:table-cell table:style-name="Table5.A1" office:value-type="string">
            <text:p text:style-name="P16">Option</text:p>
          </table:table-cell>
          <table:table-cell table:style-name="Table5.A1" office:value-type="string">
            <text:p text:style-name="P36">Setting</text:p>
          </table:table-cell>
          <table:table-cell table:style-name="Table5.C1" office:value-type="string">
            <text:p text:style-name="P36">Comment</text:p>
          </table:table-cell>
        </table:table-row>
        <table:table-row>
          <table:table-cell table:style-name="Table5.A2" office:value-type="string">
            <text:p text:style-name="P18">COPY_COMMAND </text:p>
          </table:table-cell>
          <table:table-cell table:style-name="Table5.A2" office:value-type="string">
            <text:p text:style-name="P37"/>
          </table:table-cell>
          <table:table-cell table:style-name="Table5.C2" office:value-type="string">
            <text:p text:style-name="P37">Copy cmmand for the recorder to run after a recording has ended. Typically its</text:p>
            <text:p text:style-name="P37">/home/ingex/ap-workspace/ingex/studio/processing/media_transfer/xferclient.pl</text:p>
          </table:table-cell>
        </table:table-row>
        <table:table-row>
          <table:table-cell table:style-name="Table5.A2" office:value-type="string">
            <text:p text:style-name="P18">ENCODE1_BITC</text:p>
          </table:table-cell>
          <table:table-cell table:style-name="Table5.A2" office:value-type="string">
            <text:p text:style-name="P18">false</text:p>
          </table:table-cell>
          <table:table-cell table:style-name="Table5.C2" office:value-type="string">
            <text:p text:style-name="P18">true = add burnt-in timecode with encode1</text:p>
          </table:table-cell>
        </table:table-row>
        <table:table-row>
          <table:table-cell table:style-name="Table5.A2" office:value-type="string">
            <text:p text:style-name="P18">ENCODE1_DEST</text:p>
          </table:table-cell>
          <table:table-cell table:style-name="Table5.A2" office:value-type="string">
            <text:p text:style-name="P18">/store/mxf_online/</text:p>
          </table:table-cell>
          <table:table-cell table:style-name="Table5.C2" office:value-type="string">
            <text:p text:style-name="P18">Destination directory for copy command, e.g. directory on remote server</text:p>
          </table:table-cell>
        </table:table-row>
        <table:table-row>
          <table:table-cell table:style-name="Table5.A2" office:value-type="string">
            <text:p text:style-name="P18">ENCODE1_DIR</text:p>
          </table:table-cell>
          <table:table-cell table:style-name="Table5.A2" office:value-type="string">
            <text:p text:style-name="P18">/video/mxf_online/</text:p>
          </table:table-cell>
          <table:table-cell table:style-name="Table5.C2" office:value-type="string">
            <text:p text:style-name="P18">Local destination directory for encode1 files</text:p>
          </table:table-cell>
        </table:table-row>
        <table:table-row>
          <table:table-cell table:style-name="Table5.A2" office:value-type="string">
            <text:p text:style-name="P18">ENCODE1_RESOLUTION</text:p>
          </table:table-cell>
          <table:table-cell table:style-name="Table5.A2" office:value-type="string">
            <text:p text:style-name="P18">MJPEG 2:1 (4)</text:p>
          </table:table-cell>
          <table:table-cell table:style-name="Table5.C2" office:value-type="string">
            <text:p text:style-name="P18">Encoding selected for the encode1 process</text:p>
          </table:table-cell>
        </table:table-row>
        <table:table-row>
          <table:table-cell table:style-name="Table5.A2" office:value-type="string">
            <text:p text:style-name="P18">ENCODE1_WRAPPING</text:p>
          </table:table-cell>
          <table:table-cell table:style-name="Table5.A2" office:value-type="string">
            <text:p text:style-name="P37">2</text:p>
          </table:table-cell>
          <table:table-cell table:style-name="Table5.C2" office:value-type="string">
            <text:p text:style-name="P37">1 = no wrapping; 2 = MXF; 3 = MOV</text:p>
          </table:table-cell>
        </table:table-row>
        <table:table-row>
          <table:table-cell table:style-name="Table5.A2" office:value-type="string">
            <text:p text:style-name="P18">ENCODE2_BITC</text:p>
          </table:table-cell>
          <table:table-cell table:style-name="Table5.A2" office:value-type="string">
            <text:p text:style-name="P37">false</text:p>
          </table:table-cell>
          <table:table-cell table:style-name="Table5.C2" office:value-type="string">
            <text:p text:style-name="P18">true = add burnt-in timecode to encode2</text:p>
          </table:table-cell>
        </table:table-row>
        <table:table-row>
          <table:table-cell table:style-name="Table5.A2" office:value-type="string">
            <text:p text:style-name="P18">ENCODE2_DEST</text:p>
          </table:table-cell>
          <table:table-cell table:style-name="Table5.A2" office:value-type="string">
            <text:p text:style-name="P18">/store/mxf_offline/</text:p>
          </table:table-cell>
          <table:table-cell table:style-name="Table5.C2" office:value-type="string">
            <text:p text:style-name="P18">Destination directory for copy command, e.g. directory on remote server</text:p>
          </table:table-cell>
        </table:table-row>
        <table:table-row>
          <table:table-cell table:style-name="Table5.A2" office:value-type="string">
            <text:p text:style-name="P18">ENCODE2_DIR</text:p>
          </table:table-cell>
          <table:table-cell table:style-name="Table5.A2" office:value-type="string">
            <text:p text:style-name="P18">/video/mxf_offline/</text:p>
          </table:table-cell>
          <table:table-cell table:style-name="Table5.C2" office:value-type="string">
            <text:p text:style-name="P18">Local destination directory for encode2 files</text:p>
          </table:table-cell>
        </table:table-row>
        <table:table-row>
          <table:table-cell table:style-name="Table5.A2" office:value-type="string">
            <text:p text:style-name="P18">ENCODE2_RESOLUTION </text:p>
          </table:table-cell>
          <table:table-cell table:style-name="Table5.A2" office:value-type="string">
            <text:p text:style-name="P18">MJPEG 20:1 (8)</text:p>
          </table:table-cell>
          <table:table-cell table:style-name="Table5.C2" office:value-type="string">
            <text:p text:style-name="P18">Encoding selected for the encode2 process</text:p>
          </table:table-cell>
        </table:table-row>
        <table:table-row>
          <table:table-cell table:style-name="Table5.A2" office:value-type="string">
            <text:p text:style-name="P18">ENCODE2_WRAPPING</text:p>
          </table:table-cell>
          <table:table-cell table:style-name="Table5.A2" office:value-type="string">
            <text:p text:style-name="P37">2</text:p>
          </table:table-cell>
          <table:table-cell table:style-name="Table5.C2" office:value-type="string">
            <text:p text:style-name="P37">1 = no wrapping; 2 = MXF; 3 = MOV</text:p>
          </table:table-cell>
        </table:table-row>
        <table:table-row>
          <table:table-cell table:style-name="Table5.A2" office:value-type="string">
            <text:p text:style-name="P18">IMAGE_ASPECT</text:p>
          </table:table-cell>
          <table:table-cell table:style-name="Table5.A2" office:value-type="string">
            <text:p text:style-name="P18">16/9</text:p>
          </table:table-cell>
          <table:table-cell table:style-name="Table5.C2" office:value-type="string">
            <text:p text:style-name="P18"><text:s/></text:p>
          </table:table-cell>
        </table:table-row>
        <table:table-row>
          <table:table-cell table:style-name="Table5.A2" office:value-type="string">
            <text:p text:style-name="P18">QUAD_BITC</text:p>
          </table:table-cell>
          <table:table-cell table:style-name="Table5.A2" office:value-type="string">
            <text:p text:style-name="P18">true</text:p>
          </table:table-cell>
          <table:table-cell table:style-name="Table5.C2" office:value-type="string">
            <text:p text:style-name="P18">True = add burnt-in timecode to the quad split recording</text:p>
          </table:table-cell>
        </table:table-row>
        <table:table-row>
          <table:table-cell table:style-name="Table5.A2" office:value-type="string">
            <text:p text:style-name="P18">QUAD_DEST</text:p>
          </table:table-cell>
          <table:table-cell table:style-name="Table5.A2" office:value-type="string">
            <text:p text:style-name="P18"/>
          </table:table-cell>
          <table:table-cell table:style-name="Table5.C2" office:value-type="string">
            <text:p text:style-name="P18">Destination directory for copy command, <text:soft-page-break/>e.g. directory on remote server</text:p>
          </table:table-cell>
        </table:table-row>
        <table:table-row>
          <table:table-cell table:style-name="Table5.A2" office:value-type="string">
            <text:p text:style-name="P18">QUAD_DIR</text:p>
          </table:table-cell>
          <table:table-cell table:style-name="Table5.A2" office:value-type="string">
            <text:p text:style-name="P18">/video/browse/</text:p>
          </table:table-cell>
          <table:table-cell table:style-name="Table5.C2" office:value-type="string">
            <text:p text:style-name="P18">Local destination directory for the quad-split recording</text:p>
          </table:table-cell>
        </table:table-row>
        <table:table-row>
          <table:table-cell table:style-name="Table5.A2" office:value-type="string">
            <text:p text:style-name="P18">QUAD_RESOLUTION</text:p>
          </table:table-cell>
          <table:table-cell table:style-name="Table5.A2" office:value-type="string">
            <text:p text:style-name="P18">not set (0)</text:p>
          </table:table-cell>
          <table:table-cell table:style-name="Table5.C2" office:value-type="string">
            <text:p text:style-name="P18"/>
          </table:table-cell>
        </table:table-row>
        <table:table-row>
          <table:table-cell table:style-name="Table5.A2" office:value-type="string">
            <text:p text:style-name="P18">QUAD_WRAPPING</text:p>
          </table:table-cell>
          <table:table-cell table:style-name="Table5.A2" office:value-type="string">
            <text:p text:style-name="P37">1</text:p>
          </table:table-cell>
          <table:table-cell table:style-name="Table5.C2" office:value-type="string">
            <text:p text:style-name="P37">1 = no wrapping; 2 = MXF; 3 = MOV</text:p>
          </table:table-cell>
        </table:table-row>
        <table:table-row>
          <table:table-cell table:style-name="Table5.A2" office:value-type="string">
            <text:p text:style-name="P18">TIMECODE_MODE</text:p>
          </table:table-cell>
          <table:table-cell table:style-name="Table5.A2" office:value-type="string">
            <text:p text:style-name="P37">1</text:p>
          </table:table-cell>
          <table:table-cell table:style-name="Table5.C2" office:value-type="string">
            <text:p text:style-name="P37">1 = LTC; 2 = VITC</text:p>
          </table:table-cell>
        </table:table-row>
      </table:table>
      <text:p text:style-name="Preformatted_20_Text"/>
      <text:p text:style-name="P18"/>
      <text:p text:style-name="P18">The encode1 and encode2 resolutions that are available are listed in the table below.</text:p>
      <text:p text:style-name="P18"/>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6">Encoding</text:p>
          </table:table-cell>
          <table:table-cell table:style-name="Table6.A1" office:value-type="string">
            <text:p text:style-name="P36">Value</text:p>
          </table:table-cell>
          <table:table-cell table:style-name="Table6.A1" office:value-type="string">
            <text:p text:style-name="P36">Comment</text:p>
          </table:table-cell>
          <table:table-cell table:style-name="Table6.D1" office:value-type="string">
            <text:p text:style-name="P36">Capture buffer needed</text:p>
          </table:table-cell>
        </table:table-row>
        <table:table-row>
          <table:table-cell table:style-name="Table6.A2" office:value-type="string">
            <text:p text:style-name="P18">Uncompressed </text:p>
          </table:table-cell>
          <table:table-cell table:style-name="Table6.A2" office:value-type="string">
            <text:p text:style-name="P37">1</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18">DV25</text:p>
          </table:table-cell>
          <table:table-cell table:style-name="Table6.A2" office:value-type="string">
            <text:p text:style-name="P37">2</text:p>
          </table:table-cell>
          <table:table-cell table:style-name="Table6.A2" office:value-type="string">
            <text:p text:style-name="P37"/>
          </table:table-cell>
          <table:table-cell table:style-name="Table6.D2" office:value-type="string">
            <text:p text:style-name="P37">DV25</text:p>
          </table:table-cell>
        </table:table-row>
        <table:table-row>
          <table:table-cell table:style-name="Table6.A2" office:value-type="string">
            <text:p text:style-name="P18">DV50</text:p>
          </table:table-cell>
          <table:table-cell table:style-name="Table6.A2" office:value-type="string">
            <text:p text:style-name="P37">3</text:p>
          </table:table-cell>
          <table:table-cell table:style-name="Table6.A2" office:value-type="string">
            <text:p text:style-name="P37"/>
          </table:table-cell>
          <table:table-cell table:style-name="Table6.D2" office:value-type="string">
            <text:p text:style-name="P37">DV50</text:p>
          </table:table-cell>
        </table:table-row>
        <table:table-row>
          <table:table-cell table:style-name="Table6.A2" office:value-type="string">
            <text:p text:style-name="P18">MJPEG 2:1</text:p>
          </table:table-cell>
          <table:table-cell table:style-name="Table6.A2" office:value-type="string">
            <text:p text:style-name="P37">4</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18">MJPEG 3:1</text:p>
          </table:table-cell>
          <table:table-cell table:style-name="Table6.A2" office:value-type="string">
            <text:p text:style-name="P37">5</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18">MJPEG 10:1</text:p>
          </table:table-cell>
          <table:table-cell table:style-name="Table6.A2" office:value-type="string">
            <text:p text:style-name="P37">6</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18">MJPEG 15:1S</text:p>
          </table:table-cell>
          <table:table-cell table:style-name="Table6.A2" office:value-type="string">
            <text:p text:style-name="P37">7</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18">MJPEG 20:1</text:p>
          </table:table-cell>
          <table:table-cell table:style-name="Table6.A2" office:value-type="string">
            <text:p text:style-name="P37">8</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18">MJPEG 10:1M</text:p>
          </table:table-cell>
          <table:table-cell table:style-name="Table6.A2" office:value-type="string">
            <text:p text:style-name="P37">9</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18">IMX30</text:p>
          </table:table-cell>
          <table:table-cell table:style-name="Table6.A2" office:value-type="string">
            <text:p text:style-name="P37">10</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18">IMX40</text:p>
          </table:table-cell>
          <table:table-cell table:style-name="Table6.A2" office:value-type="string">
            <text:p text:style-name="P37">11</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18">IMX50</text:p>
          </table:table-cell>
          <table:table-cell table:style-name="Table6.A2" office:value-type="string">
            <text:p text:style-name="P37">12</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18">DNX36p</text:p>
          </table:table-cell>
          <table:table-cell table:style-name="Table6.A2" office:value-type="string">
            <text:p text:style-name="P37">13</text:p>
          </table:table-cell>
          <table:table-cell table:style-name="Table6.A2" office:value-type="string">
            <text:p text:style-name="P37">Not yet fully tested; will require dvs_setup to configure the capture cards in the appropriate mode</text:p>
          </table:table-cell>
          <table:table-cell table:style-name="Table6.D2" office:value-type="string">
            <text:p text:style-name="P37">HD</text:p>
          </table:table-cell>
        </table:table-row>
        <table:table-row>
          <table:table-cell table:style-name="Table6.A2" office:value-type="string">
            <text:p text:style-name="P18">DNX120p</text:p>
          </table:table-cell>
          <table:table-cell table:style-name="Table6.A2" office:value-type="string">
            <text:p text:style-name="P37">14</text:p>
          </table:table-cell>
          <table:table-cell table:style-name="Table6.A2" office:value-type="string">
            <text:p text:style-name="P37">As for DNX36p </text:p>
          </table:table-cell>
          <table:table-cell table:style-name="Table6.D2" office:value-type="string">
            <text:p text:style-name="P37">HD</text:p>
          </table:table-cell>
        </table:table-row>
        <table:table-row>
          <table:table-cell table:style-name="Table6.A2" office:value-type="string">
            <text:p text:style-name="P18">DNX185p</text:p>
          </table:table-cell>
          <table:table-cell table:style-name="Table6.A2" office:value-type="string">
            <text:p text:style-name="P37">15</text:p>
          </table:table-cell>
          <table:table-cell table:style-name="Table6.A2" office:value-type="string">
            <text:p text:style-name="P37">As for DNX36p</text:p>
          </table:table-cell>
          <table:table-cell table:style-name="Table6.D2" office:value-type="string">
            <text:p text:style-name="P37">HD</text:p>
          </table:table-cell>
        </table:table-row>
        <table:table-row>
          <table:table-cell table:style-name="Table6.A2" office:value-type="string">
            <text:p text:style-name="P18">DNX120i</text:p>
          </table:table-cell>
          <table:table-cell table:style-name="Table6.A2" office:value-type="string">
            <text:p text:style-name="P37">16</text:p>
          </table:table-cell>
          <table:table-cell table:style-name="Table6.A2" office:value-type="string">
            <text:p text:style-name="P37"/>
          </table:table-cell>
          <table:table-cell table:style-name="Table6.D2" office:value-type="string">
            <text:p text:style-name="P37">HD</text:p>
          </table:table-cell>
        </table:table-row>
        <table:table-row>
          <table:table-cell table:style-name="Table6.A2" office:value-type="string">
            <text:p text:style-name="P18">DNX185i</text:p>
          </table:table-cell>
          <table:table-cell table:style-name="Table6.A2" office:value-type="string">
            <text:p text:style-name="P37">17</text:p>
          </table:table-cell>
          <table:table-cell table:style-name="Table6.A2" office:value-type="string">
            <text:p text:style-name="P37"/>
          </table:table-cell>
          <table:table-cell table:style-name="Table6.D2" office:value-type="string">
            <text:p text:style-name="P37">HD</text:p>
          </table:table-cell>
        </table:table-row>
        <table:table-row>
          <table:table-cell table:style-name="Table6.A2" office:value-type="string">
            <text:p text:style-name="P20">DMIH264</text:p>
          </table:table-cell>
          <table:table-cell table:style-name="Table6.A2" office:value-type="string">
            <text:p text:style-name="P37">18</text:p>
          </table:table-cell>
          <table:table-cell table:style-name="Table6.A2" office:value-type="string">
            <text:p text:style-name="P37">Do not use - not yet ready </text:p>
          </table:table-cell>
          <table:table-cell table:style-name="Table6.D2" office:value-type="string">
            <text:p text:style-name="P37"/>
          </table:table-cell>
        </table:table-row>
      </table:table>
      <text:p text:style-name="P18"/>
      <text:p text:style-name="Preformatted_20_Text"/>
      <text:p text:style-name="Preformatted_20_Text"/>
      <text:p text:style-name="Preformatted_20_Text">In particular, you probably want to check these settings in the recorder's configuration panel: </text:p>
      <text:list text:style-name="L10">
        <text:list-item>
          <text:p text:style-name="P53">encode formats</text:p>
        </text:list-item>
        <text:list-item>
          <text:p text:style-name="P53">BITC on/off for each encode</text:p>
        </text:list-item>
        <text:list-item>
          <text:p text:style-name="P53">Wrapping: none, mxf, mov</text:p>
        </text:list-item>
        <text:list-item>
          <text:p text:style-name="P53">Timecode: LTC or VITC</text:p>
        </text:list-item>
      </text:list>
      <text:p text:style-name="Preformatted_20_Text"/>
      <text:p text:style-name="Preformatted_20_Text">To change any of the settings, click on the button “Edit” at the top of the panel, just below the bold text “Ingex – Default” (<text:span text:style-name="T2">not</text:span> the Edit button at the top of the page).</text:p>
      <text:p text:style-name="Preformatted_20_Text"/>
      <text:p text:style-name="Preformatted_20_Text">After making your changes, click on the button “Done” at the bottom on the panel.</text:p>
      <text:p text:style-name="Preformatted_20_Text"><text:soft-page-break/></text:p>
      <text:p text:style-name="Preformatted_20_Text">For the settings in the web page that are currently displayed only as a number, you can find the corresponding values in the file $workspace/ingex/studio/databse/src/DatabaseEnums.h, for example:</text:p>
      <text:p text:style-name="Preformatted_20_Text"/>
      <text:p text:style-name="Preformatted_20_Text">#define MXF_FILE_FORMAT_TYPE 2</text:p>
      <text:p text:style-name="Preformatted_20_Text">#define LTC_PARAMETER_VALUE 1</text:p>
      <text:p text:style-name="Preformatted_20_Text"/>
      <text:p text:style-name="Preformatted_20_Text">There are many other settings that can be made on the web pages but these are the essential ones at this stage. Further documentation will follow on this in due course.</text:p>
      <text:p text:style-name="Preformatted_20_Text"/>
      <text:h text:style-name="Heading_20_3" text:outline-level="2">Capture buffers</text:h>
      <text:p text:style-name="Preformatted_20_Text">If you select an encoding format that requires a different video buffering arrangement, e.g. 4:2:0, you will need to set this on the command line for dvs_sdi. (In time we intend that this will be automatic, but you need to edit the file for now). <text:s/></text:p>
      <text:p text:style-name="Preformatted_20_Text"/>
      <text:p text:style-name="Preformatted_20_Text">To do this, edit the file $workspace/ingex/studio/capture/capture.sh and set the required format after the option -s (which selects the format of the secondary video buffer). For example, for DV25 encoding, make this option DV25, e.g.</text:p>
      <text:p text:style-name="Preformatted_20_Text"/>
      <text:p text:style-name="fileContents">sudo nice --10 ./dvs_sdi -c 4 -mc 0 -mt LTC -rt LTC -f YUV422 -s DV25</text:p>
      <text:p text:style-name="Preformatted_20_Text"/>
      <text:p text:style-name="Preformatted_20_Text">[Note in passing: if you do not need the secondary buffer, you can save some CPU cycles by omitting the -s option completely.)</text:p>
      <text:p text:style-name="Preformatted_20_Text"/>
      <text:p text:style-name="Preformatted_20_Text">dvs_sdi also has additional options (e.g. DLTC and DVITC) which aren't (yet) described here. To see them all type ./dvs_sdi -h at a command prompt.</text:p>
      <text:h text:style-name="Heading_20_2" text:outline-level="1">Configuring the Controller</text:h>
      <text:p text:style-name="Preformatted_20_Text"/>
      <text:h text:style-name="Heading_20_3" text:outline-level="2">Starting the controller</text:h>
      <text:p text:style-name="Preformatted_20_Text">When it comes to run the controller you will need to use a command like this, but with the IP address of your Nameserver instead of the 192.168.1.181 here:</text:p>
      <text:p text:style-name="command_20_line"><text:span text:style-name="T2">ingex</text:span>&gt; ingexgui -ORBDefaultInitRef corbaloc:iiop:192.168.1.181:8888 -ORBDottedDecimalAddresses 1</text:p>
      <text:p text:style-name="Preformatted_20_Text"/>
      <text:p text:style-name="Preformatted_20_Text">(Note that for the controller to work correctly, the Nameserver must be running first, but we'll come to that later.)</text:p>
      <text:p text:style-name="Preformatted_20_Text"><text:s/></text:p>
      <text:p text:style-name="Preformatted_20_Text">The file $workspace/ingex/studio/scripts/run_ingexgui.sh runs this command and so it is best to edit this file to use the IP address of your nameserver, and then create a shortcut on the desktop so it can be run easily.</text:p>
      <text:p text:style-name="Preformatted_20_Text"/>
      <text:h text:style-name="Heading_20_3" text:outline-level="2">Replaying files</text:h>
      <text:p text:style-name="Preformatted_20_Text">After a recording has finished, the controller will try to load it into the player so that the files are ready immediately for replay, if required. In this process, the filenames given to the controller have the recorder's hostname prepended to the path, to make it easier when multiple recorders are being used. As an example, if a recorder is running on host “ingexRecorder”, the controller will be looking for the video files beneath the point /ingexRecorder. You will need to have the recorder's video directory at this point otherwise file replay will not work.</text:p>
      <text:p text:style-name="Preformatted_20_Text"/>
      <text:p text:style-name="Preformatted_20_Text">If you are running the controller on the same PC as the recorder, you can achieve this by simply having a symbolic as follows:</text:p>
      <text:p text:style-name="Preformatted_20_Text"/>
      <text:p text:style-name="command_20_line"><text:span text:style-name="T2">ingex&gt;</text:span> sudo mkdir /&lt;hostname of recorder&gt;</text:p>
      <text:p text:style-name="command_20_line"><text:span text:style-name="T2">ingex&gt;</text:span> sudo ln -s /video /&lt;hostname of recorder&gt;/video </text:p>
      <text:p text:style-name="Preformatted_20_Text"/>
      <text:p text:style-name="Preformatted_20_Text">where /video is the top level directory containing the recordings and &lt;hostname of recorder&gt; is the PC's hostname.</text:p>
      <text:p text:style-name="Preformatted_20_Text"/>
      <text:p text:style-name="Preformatted_20_Text">If the recorder is on a separate PC from the controller, you will need to export the recorder's /video directory and mount it on the controller PC. YaST let's you do the export (under Samba Server), then edit the file /etc/fstab on the controller PC, to mount the filesystem locally. For example, add a line like this to /etc/fstab</text:p>
      <text:p text:style-name="Preformatted_20_Text"/>
      <text:p text:style-name="fileContents">//192.168.1.181/video /ingexRecorder/video cifs noauto,...etc., </text:p>
      <text:p text:style-name="Text_20_body"/>
      <text:p text:style-name="Text_20_body">(the options after noauto will depend on your installation).</text:p>
      <text:p text:style-name="Text_20_body">In this example 192.168.1.181 is the IP address of the recorder (although you could use its hostname instead at that point), and its hostname is ingexRecorder. </text:p>
      <text:p text:style-name="Text_20_body">On the controller PC, you can now create the mount point and mount the remote file system with:</text:p>
      <text:p text:style-name="command_20_line"><text:span text:style-name="T2">ingex&gt;</text:span> sudo mkdir -p /ingexRecorder/video</text:p>
      <text:p text:style-name="command_20_line"><text:span text:style-name="T2">ingex&gt;</text:span> sudo mount /ingexRecorder/video</text:p>
      <text:p text:style-name="Standard"/>
      <text:h text:style-name="Heading_20_3" text:outline-level="2"><text:soft-page-break/>Replay via the SDI output</text:h>
      <text:p text:style-name="Text_20_body">If you want the controller to replay recordings via the SDI output of one of the DVS cards being used for capture, then you must run the controller on the same PC as the recorder, so that it has access to the card.</text:p>
      <text:p text:style-name="Text_20_body">If you need to control the recorder from a remote PC (i.e. from a studio control room), the easiest way to achieve this is by using a X-session from that PC, to run the Ingex controller application on the recorder itself. In that way the controller has access to the DVS cards, but displays its windows on the remote PC, as required.</text:p>
      <text:p text:style-name="Text_20_body">You can achieve this with a command on the remote PC such as:</text:p>
      <text:p text:style-name="Text_20_body">ssh -X ap-workspace/ingex/studio/scripts/run_ingexgui.sh</text:p>
      <text:p text:style-name="Text_20_body"/>
      <text:p text:style-name="Text_20_body">It's convenient to set up this command as a shortcut on the desktop (and appropriate configuration of ssh means you can avoid it prompting for a password each time it runs).</text:p>
      <text:p text:style-name="Text_20_body"/>
      <text:h text:style-name="P6" text:outline-level="1">Transfer Server</text:h>
      <text:p text:style-name="Preformatted_20_Text"/>
      <text:p text:style-name="Preformatted_20_Text">The transfer server looks after the copying of recording from the local discs on the Ingex recorder to a second location, for example, a server or a portable drive plugged into the recorder PC. This means that a second copy of the content is made as soon as possible after a recording has ended, and also makes it possible to delivery the recordings automatically to an edit suite, or other centralised location.</text:p>
      <text:p text:style-name="Preformatted_20_Text"/>
      <text:p text:style-name="Preformatted_20_Text">This script is run on each recorder PC and the source and destination directories it uses for the copying are determined by the recorder configuration. <text:s/>It maintains its own configuration file, defined by the constant PATHS_FILE, which allows it to resume interrupted copying when it is started and to avoid copying material repeatedly if the files are removed from the destination directory.</text:p>
      <text:h text:style-name="Heading_20_3" text:outline-level="2">Prerequisites</text:h>
      <text:p text:style-name="P13">PERL modules </text:p>
      <text:p text:style-name="P34">IPC::ShareLite</text:p>
      <text:p text:style-name="P34">Filesys::DfPortable</text:p>
      <text:p text:style-name="P40"/>
      <text:p text:style-name="P39"><text:span text:style-name="T5">To install these see the instructions at </text:span><text:a xlink:type="simple" xlink:href="http://www.cpan.org/modules/INSTALL.html"><text:span text:style-name="T5">www.cpan.org/modules/INSTALL.html</text:span></text:a><text:a xlink:type="simple" xlink:href="http://www.cpan.org/modules/INSTALL.html"><text:span text:style-name="T5"> </text:span></text:a><text:span text:style-name="T5">but, to summarise, you can either:</text:span></text:p>
      <text:p text:style-name="P40"/>
      <text:p text:style-name="P40">a) get each file, then</text:p>
      <text:p text:style-name="command_20_line"><text:span text:style-name="T2">ingex&gt; </text:span><text:span text:style-name="T5">tar xvf &lt;module&gt;.tar.gz</text:span></text:p>
      <text:p text:style-name="command_20_line"><text:span text:style-name="T2">ingex&gt;</text:span><text:span text:style-name="T5">perl Makefile.PL</text:span></text:p>
      <text:p text:style-name="command_20_line"><text:span text:style-name="T2">ingex&gt;</text:span><text:span text:style-name="T5">make</text:span></text:p>
      <text:p text:style-name="command_20_line"><text:span text:style-name="T2">ingex&gt;</text:span><text:span text:style-name="T5">make test</text:span></text:p>
      <text:p text:style-name="command_20_line"><text:span text:style-name="T2">ingex&gt;</text:span><text:span text:style-name="T5">sudo make install</text:span></text:p>
      <text:p text:style-name="P40"/>
      <text:p text:style-name="P40">or </text:p>
      <text:p text:style-name="P40">b) if you prefer, just run these:</text:p>
      <text:p text:style-name="P40"/>
      <text:p text:style-name="command_20_line"><text:span text:style-name="T2">ingex&gt;</text:span>sudo perl -MCPAN -e 'install IPC::ShareLite'<text:line-break/><text:span text:style-name="T2">ingex&gt;</text:span>sudo <text:s/>perl -MCPAN -e 'install Filesys::DfPortable'</text:p>
      <text:p text:style-name="Standard"/>
      <text:h text:style-name="P38" text:outline-level="2">Building the software</text:h>
      <text:p text:style-name="Preformatted_20_Text">To build the software, move to its directory:</text:p>
      <text:p text:style-name="command_20_line"><text:span text:style-name="T2">ingex</text:span>&gt; cd $workspace/ingex/studio/processing/media_transfer</text:p>
      <text:p text:style-name="Preformatted_20_Text"/>
      <text:p text:style-name="Preformatted_20_Text">and build the executable cpfs, which performs the copying:</text:p>
      <text:p text:style-name="command_20_line"><text:span text:style-name="T2">ingex</text:span>&gt; make</text:p>
      <text:p text:style-name="Preformatted_20_Text"/>
      <text:p text:style-name="Preformatted_20_Text">You will see that two perl scripts are in this directory: xferserver.pl and xferclient.pl. </text:p>
      <text:p text:style-name="Preformatted_20_Text"/>
      <text:p text:style-name="Preformatted_20_Text">The location of the executable cpfs that you have just built needs to be defined in the file xferserver.pl. Open it in an editor and find the line:</text:p>
      <text:p text:style-name="Preformatted_20_Text"/>
      <text:p text:style-name="fileContents"><text:span text:style-name="T6">use</text:span> constant COPY =&gt; <text:span text:style-name="T7">'/home/ingex/bin/cpfs'</text:span>;</text:p>
      <text:p text:style-name="fileContents"/>
      <text:p text:style-name="P12">and change <text:span text:style-name="T1">/home/ingex/bin/cpfs </text:span><text:span text:style-name="T5">to the location of cpfs on your system.</text:span></text:p>
      <text:p text:style-name="P13"/>
      <text:p text:style-name="P12"><text:span text:style-name="T5">Whilst you are editing xferserver.pl you may want to change the value for KEEP_PERIOD from the default week to whatever you require. This is the length of time files are left on the Ingex recorder after being copied successfully to the destination, before the local file is deleted. (This </text:span><text:soft-page-break/><text:span text:style-name="T5">option is to avoid the discs filling too much.)</text:span></text:p>
      <text:p text:style-name="P13"/>
      <text:p text:style-name="P13">Another option to consider is the COPY_COMMAND where you can add -p at the end to stop it deleting the files altogether.</text:p>
      <text:p text:style-name="P13"/>
      <text:p text:style-name="P13"/>
      <text:p text:style-name="P13"/>
      <text:p text:style-name="Preformatted_20_Text"/>
      <text:h text:style-name="Heading_20_2" text:outline-level="1">Director's Cut</text:h>
      <text:p text:style-name="Preformatted_20_Text">The Ingex player software can be used in a mode which records cuts made between the video inputs displayed in the quad split presentation. This is the “Director's Cut” facility and allows the video recordings to be made without interruption, but the cuts between them, viewed live in the quad split, are carried through into an AAF file. When this file is opened in a video editor, the video sequence includes the cut which can then be edited if necessary.</text:p>
      <text:p text:style-name="Preformatted_20_Text"/>
      <text:p text:style-name="Preformatted_20_Text">The player already includes this functionality so no further installation is required. The usage details for the player will give the command arguments required, but here is an example, which records the cut details into the file /theo/directors_cut.db:</text:p>
      <text:p text:style-name="Preformatted_20_Text"/>
      <text:p text:style-name="command_20_line"><text:span text:style-name="T2">ingex</text:span>&gt;/usr/local/bin/player --show-tc LTC.0 --audio-lineup -18 --audio-dev 1 --audio-mon 2 --source-aspect 16:9 --quad-split --hide-progress-bar --shm-in 0p --disable-audio --shm-in 1p --shm-in 2p --shm-in 3p --split-select --vswitch-db /theo/directors_cut.db --vswitch-tc LTC.0</text:p>
      <text:p text:style-name="Preformatted_20_Text"/>
      <text:p text:style-name="Preformatted_20_Text"/>
      <text:p text:style-name="Preformatted_20_Text">It is best to put the command into a script which will ensure that the player starts correctly, if one is already running. See the shell script $workspace/ingex/studio/scripts/directors-quad.sh for an example of how to do this.</text:p>
      <text:p text:style-name="fileContents"/>
      <text:p text:style-name="Preformatted_20_Text">To make use of the Director's Cut data in the AAF file that is later created,you will need to set the configuration details in the web-page setup. Refer to the details on the Web Server installation and in particular the section on editing the material.conf file. In that file, find the section:</text:p>
      <text:p text:style-name="fileContents"># the directors cut database files</text:p>
      <text:p text:style-name="fileContents"># format is &lt;name&gt;|&lt;filename&gt;,&lt;name&gt;|&lt;filename&gt; etc.</text:p>
      <text:p text:style-name="fileContents">directors_cut_db = player|/srv/ingex/directors_cut.db</text:p>
      <text:p text:style-name="Preformatted_20_Text"/>
      <text:p text:style-name="Preformatted_20_Text">and change the &lt;name&gt;/&lt;filename&gt; pairs on the line 'directors_cut_db' as necessary for your system. This will mean ensuring that the file referred to in the line is the same file as that in the --vswitch-db option shown above in the player command (in that example, /theo/directors_cut.db). You need to make sure that these both refer to the same file. Where the web server is not running on the same PC as the recorder, you will need to arrange access to the file via a network drive, probably from the recorder.</text:p>
      <text:p text:style-name="Preformatted_20_Text"/>
      <text:h text:style-name="Heading_20_2" text:outline-level="1">Multicasting the video</text:h>
      <text:p text:style-name="Preformatted_20_Text"/>
      <text:p text:style-name="Standard">You can set up multicasting from the Ingex recorder PC, so that the incoming video feeds can be viewed over the network using remote players. The streams are MPEG compressed and presented as a standard transport stream, so can be viewed on players such as vlc, mplayer and ffplay.</text:p>
      <text:p text:style-name="Standard"/>
      <text:h text:style-name="Heading_20_3" text:outline-level="2">Routing details</text:h>
      <text:p text:style-name="Preformatted_20_Text">First you will also need to add some routing details in YaST, as follows:</text:p>
      <text:p text:style-name="Preformatted_20_Text">YaST-&gt;Network Services-&gt;Routing-&gt;Expert Configuration [x]-&gt;Add</text:p>
      <text:p text:style-name="Preformatted_20_Text"><text:s text:c="4"/>dest=224.0.0.0 gw=0.0.0.0 netmask=240.0.0.0</text:p>
      <text:p text:style-name="Preformatted_20_Text"/>
      <text:p text:style-name="Preformatted_20_Text">Make sure you select the correct network adaptor, e.g. eth0, - you can confirm the mac address with the command /sbin/ifconfig.</text:p>
      <text:p text:style-name="Preformatted_20_Text"/>
      <text:p text:style-name="Preformatted_20_Text">Once the YaST steps are run, you can check the route is in place by running this command and looking for the 224.0.0.0 route:</text:p>
      <text:p text:style-name="command_20_line"><text:span text:style-name="T2">ingex&gt; </text:span>/sbin/route -n</text:p>
      <text:p text:style-name="Preformatted_20_Text"/>
      <text:p text:style-name="Preformatted_20_Text"/>
      <text:h text:style-name="Heading_20_3" text:outline-level="2">Starting the multicast streams</text:h>
      <text:p text:style-name="Standard">First move to the capture directory:</text:p>
      <text:p text:style-name="command_20_line"><text:span text:style-name="T2">ingex</text:span>&gt; cd $workspace/ingex/studio/capture</text:p>
      <text:p text:style-name="Standard"/>
      <text:p text:style-name="Standard">Each video channel is multicast separately, using a command like this: </text:p>
      <text:p text:style-name="command_20_line"><text:span text:style-name="T2">ingex</text:span>&gt; ./nexus_multicast -c 0 -t -q 239.255.1.1:2000 &amp;</text:p>
      <text:p text:style-name="Standard"/>
      <text:p text:style-name="Standard">By default this will produce a stream at 3.5 Mb/s with image size 720x576 pixels. You can experiment with the -b and -s options if you want something different. For example,</text:p>
      <text:p text:style-name="command_20_line"><text:span text:style-name="T2">ingex</text:span>&gt; ./nexus_multicast -c 0 -t -q -s 360x288 -b 1000 239.255.1.1:2000 &amp;</text:p>
      <text:p text:style-name="Standard"/>
      <text:p text:style-name="Standard">will produce a ¼ picture at 1 Mb/s.</text:p>
      <text:p text:style-name="Standard"/>
      <text:p text:style-name="Standard">Further streams can be started by setting the source video channel with the -c option and selecting a different port for the outgoing stream, e.g. to multicast the second video input via port 2001, use this command:</text:p>
      <text:p text:style-name="command_20_line"><text:span text:style-name="T2">ingex</text:span>&gt; ./nexus_multicast -c 1 -t -q 239.255.1.1:2001 &amp;</text:p>
      <text:p text:style-name="Standard"/>
      <text:p text:style-name="Standard">It is easiest to create a script to start the multicast streams as required for your installation. See the file $workspace/ingex/studio/scripts/start_multicast.sh as an example – but note that this will need editing for your configuration.</text:p>
      <text:p text:style-name="Standard"/>
      <text:p text:style-name="Standard"/>
      <text:h text:style-name="Heading_20_3" text:outline-level="2">Viewing the multicast streams</text:h>
      <text:p text:style-name="Preformatted_20_Text">To view a multicast stream, use one of these players:</text:p>
      <text:p text:style-name="Preformatted_20_Text"/>
      <text:p text:style-name="P35">vlc udp://@239.255.1.1:2000</text:p>
      <text:p text:style-name="P35">mplayer udp:<text:a xlink:type="simple" xlink:href="mailto://@239.255.1.1">//239.255.1.1</text:a>:2000</text:p>
      <text:p text:style-name="P35">ffplay udp://239.255.1.1:2000</text:p>
      <text:p text:style-name="Preformatted_20_Text"><text:soft-page-break/></text:p>
      <text:p text:style-name="Preformatted_20_Text">[Note: if vlc is not installed, add the videolan repository to YaST (Server: download.videolan.org Directory: /pub/videolan/vlc/SuSE/10.3), and then install vlc.]</text:p>
      <text:p text:style-name="Preformatted_20_Text"/>
      <text:h text:style-name="Heading_20_3" text:outline-level="2">Viewing the uncompressed stream</text:h>
      <text:p text:style-name="Preformatted_20_Text">If you do not use the -t option in the <text:span text:style-name="T3">nexus_mulitcast</text:span> command above, an uncompressed but scaled-down picture will be multicast. Note that the data rate will be about 14 Mb/s for each standard definition source. </text:p>
      <text:p text:style-name="Preformatted_20_Text"/>
      <text:p text:style-name="Preformatted_20_Text">It's probably better to use the compressed streams described above, but if you wish to avoid compression, you can use this stream and view it using the Ingex player.</text:p>
      <text:p text:style-name="Preformatted_20_Text"/>
      <text:p text:style-name="Preformatted_20_Text">A typical command to produce the stream is:</text:p>
      <text:p text:style-name="command_20_line"><text:span text:style-name="T2">ingex</text:span>&gt; ./nexus_multicast -c 0 -q -s 240x192 239.255.1.1:2000 &amp;</text:p>
      <text:p text:style-name="Preformatted_20_Text"/>
      <text:p text:style-name="Preformatted_20_Text">Once the player is built, use the command below to start the player and display the streams. Note that in this example, four streams are expected (the -udp-in argument is used four times), so adjust as necessary to match the number of channels that you are streaming. If you try to receive a non-existent stream, the player will wait for it to appear.</text:p>
      <text:p text:style-name="Preformatted_20_Text"/>
      <text:p text:style-name="command_20_line"><text:span text:style-name="T2">ingex</text:span>&gt; player --pixel-aspect 1:1 --quad-split --prescaled-split --hide-progress-bar --source-aspect 16:9 --udp-<text:span text:style-name="T6">in</text:span> 239.255.1.1:2000 --udp-<text:span text:style-name="T6">in</text:span> 239.255.1.1:2001 --udp-<text:span text:style-name="T6">in</text:span> 239.255.1.1:2002 --udp-<text:span text:style-name="T6">in</text:span> 239.255.1.1:2003</text:p>
      <text:p text:style-name="P19"/>
      <text:p text:style-name="P19"/>
      <text:h text:style-name="Heading_20_3" text:outline-level="2">Troubleshooting</text:h>
      <text:p text:style-name="Text_20_body">If you are having difficulties getting the multicast streams to work, you can test you network setup by sending a data stream from your Ingex recorder as follows:</text:p>
      <text:p text:style-name="command_20_line"><text:span text:style-name="T2">ingex&gt;</text:span> cd $workspace/ingex/common/tools</text:p>
      <text:p text:style-name="command_20_line"><text:span text:style-name="T2">ingex&gt;</text:span> ./send_video</text:p>
      <text:p text:style-name="Text_20_body"/>
      <text:p text:style-name="Text_20_body">Then, on the PCs where you want to receive the stream:</text:p>
      <text:p text:style-name="command_20_line"><text:span text:style-name="T2">ingex&gt;</text:span> cd $workspace/ingex/common/tools</text:p>
      <text:p text:style-name="command_20_line"><text:span text:style-name="T2">ingex&gt;</text:span> ./receive_video</text:p>
      <text:p text:style-name="Standard"/>
      <text:p text:style-name="Standard">This will indicate whether the connection has been established, together with packet loss, etc.</text:p>
      <text:h text:style-name="Heading_20_2" text:outline-level="1">Testing without DVS capture cards</text:h>
      <text:h text:style-name="Heading_20_3" text:outline-level="2">dvs_dummy</text:h>
      <text:p text:style-name="Text_20_body">If you do not have the DVS SDK or video capture cards available, the program “dvs_dummy” provides the easiest way of testing the system. It can be run instead of the program “dvs_sdi” and uses the same command line options, but rather than capturing video, it generates colour bars with timecode. <text:s/></text:p>
      <text:p text:style-name="Text_20_body">“dvs_dummy” will have been created in the directory $workspace/ingex/studio/capture during the build process.</text:p>
      <text:p text:style-name="Text_20_body">To run it, move to the capture directory:</text:p>
      <text:p text:style-name="command_20_line"><text:span text:style-name="T2">ingex</text:span>&gt; cd $workspace/ingex/studio/capture</text:p>
      <text:p text:style-name="Standard"/>
      <text:p text:style-name="Standard">and use a command such as this, which will create two dummy inputs:</text:p>
      <text:p text:style-name="command_20_line"><text:span text:style-name="T2">ingex</text:span>&gt; ./dvs_dummy -c 2 -m 250</text:p>
      <text:p text:style-name="Standard"/>
      <text:p text:style-name="Standard">Changing the argument -c 2 to -c 4 will produce four dummy video inputs.</text:p>
      <text:p text:style-name="Standard"/>
      <text:p text:style-name="Standard">Note: this runs instead of dvs_sdi, so do not run dvs_sdi at the same time.</text:p>
      <text:p text:style-name="Standard"/>
      <text:p text:style-name="Standard">The remainder of the Ingex system, e.g. recorder, multicast, etc., can now be run in the normal way.</text:p>
      <text:p text:style-name="Standard"/>
      <text:p text:style-name="Standard">If you want to capture dummy HD frames, first set the DVSDUMMY_PARAM environment variable, e.g.</text:p>
      <text:p text:style-name="command_20_line"><text:span text:style-name="T2">ingex</text:span>&gt; export DVSDUMMY_PARAM=video=1920x1080</text:p>
      <text:p text:style-name="command_20_line"><text:span text:style-name="T2">ingex</text:span>&gt; ./dvs_dummy -c 2 -m 250</text:p>
      <text:p text:style-name="Standard"/>
      <text:h text:style-name="Heading_20_3" text:outline-level="2">testgen</text:h>
      <text:p text:style-name="Standard">As “dvs_dummy” emulates the DVS SDK and capture cards, using it as described above is the preferred method for testing a system if capture cards (or video signals) aren't available. However, a second program “testgen” can also be used, although the only reason for doing this would be if you want to replay a stored video clip rather than using internally generated colour bars.</text:p>
      <text:p text:style-name="Standard"/>
      <text:p text:style-name="Standard">You will need to build testgen, as follows:</text:p>
      <text:p text:style-name="command_20_line"><text:span text:style-name="T2">ingex</text:span>&gt; cd $workspace/ingex/studio/capture</text:p>
      <text:p text:style-name="command_20_line"><text:span text:style-name="T2">ingex&gt; </text:span>make testgen</text:p>
      <text:p text:style-name="Preformatted_20_Text"/>
      <text:p text:style-name="Standard">To replay a stored clip, instead of running dvs_dummy, use this command:</text:p>
      <text:p text:style-name="command_20_line"><text:span text:style-name="T2">ingex&gt; ./</text:span>testgen -c 4 video.uyvy</text:p>
      <text:p text:style-name="Standard"/>
      <text:p text:style-name="Standard">You can include an audio file too:</text:p>
      <text:p text:style-name="command_20_line"><text:span text:style-name="T2">ingex&gt; ./</text:span>testgen -c 4 video.uyvy audio.wav</text:p>
      <text:p text:style-name="Standard"/>
      <text:p text:style-name="Standard">To create a suitable video file in uyvy format from an mpeg file, you can use this ffmpeg command line:</text:p>
      <text:p text:style-name="command_20_line"><text:span text:style-name="T2">ingex&gt; </text:span>ffmpeg -i video-in.mpg -pix_fmt uyvy422 -f rawvideo video-out.uyvy</text:p>
      <text:p text:style-name="Standard"/>
      <text:p text:style-name="Standard"/>
      <text:h text:style-name="Heading_20_2" text:outline-level="1">Running the system</text:h>
      <text:p text:style-name="Preformatted_20_Text"/>
      <text:p text:style-name="Preformatted_20_Text">The following services should now be run automatically at boot time. These can be checked by looking in <text:span text:style-name="T3">YaST -&gt; System -&gt; System Services </text:span><text:span text:style-name="T8">and checking that they are present and enabled.</text:span></text:p>
      <text:p text:style-name="P14"/>
      <text:list text:style-name="L11">
        <text:list-item>
          <text:p text:style-name="P54">dvs_setup</text:p>
        </text:list-item>
        <text:list-item>
          <text:p text:style-name="P60">Naming_Service</text:p>
        </text:list-item>
        <text:list-item>
          <text:p text:style-name="P54">postgresql</text:p>
        </text:list-item>
        <text:list-item>
          <text:p text:style-name="P54">Apache2</text:p>
        </text:list-item>
      </text:list>
      <text:p text:style-name="Preformatted_20_Text"/>
      <text:h text:style-name="Heading_20_3" text:outline-level="2">Start capture</text:h>
      <text:p text:style-name="fileContents">Move to the capture directory</text:p>
      <text:p text:style-name="command_20_line"><text:span text:style-name="T2">ingex</text:span>&gt; cd $workspace/ingex/studio/capture</text:p>
      <text:p text:style-name="Preformatted_20_Text"/>
      <text:p text:style-name="Preformatted_20_Text">Start the capture process:</text:p>
      <text:p text:style-name="command_20_line"><text:span text:style-name="T2">ingex</text:span>&gt; ./capture.sh</text:p>
      <text:p text:style-name="fileContents"/>
      <text:p text:style-name="Preformatted_20_Text">As the capture process starts, you will see these messages. If you do not have video connected, this will be reported and if there is a problem with timecode, the screen will fill with messages indicating the timecode discontinuities. Once you correct the timecode feed, the messages will stop.</text:p>
      <text:p text:style-name="fileContents"><text:line-break/>05 09:47:13.510554 Capturing video as YUV 4:2:2 planar<text:line-break/>05 09:47:13.712388 Secondary video buffer is YUV 4:2:0 planar with picture shifted down by one line<text:line-break/>05 09:47:13.712405 Master timecode type is LTC using channel 0<text:line-break/>05 09:47:13.712417 Using LTC to determine number of frames to recover when video re-aquired<text:line-break/>driver version = (3,2,1,0)<text:line-break/>05 09:47:13.727347 card 0: device present (720x576)<text:line-break/>05 09:47:13.727404 card 0: opened second channel (720x576)<text:line-break/>05 09:47:13.727456 card 1: device present (720x576)<text:line-break/>05 09:47:13.727512 card 1: opened second channel (720x576)<text:line-break/>shmmax=4294967295 (4096.000MiB) probably too big, reducing to 1024MiB<text:line-break/>shmmax=1073741824 (1024.000MiB) calculated per channel ring_len=175<text:line-break/>element_size=1490432 ring_len=175 (7.00 secs) (total=260825600)<text:line-break/>05 09:47:13.730454 chan 0: starting capture thread<text:line-break/>05 09:47:13.730503 chan 1: starting capture thread<text:line-break/>05 09:47:13.730533 chan 2: starting capture thread<text:line-break/>05 09:47:13.730558 chan 3: starting capture thread<text:line-break/>05 09:47:13.963867 chan 0: Video signal OK<text:line-break/>05 09:47:13.974401 chan 1: Video signal OK<text:line-break/>05 09:47:13.989859 chan 2: Video signal OK<text:line-break/>05 09:47:13.995984 chan 3: Video signal OK</text:p>
      <text:p text:style-name="fileContents"/>
      <text:h text:style-name="Heading_20_3" text:outline-level="2">Start Quad-split</text:h>
      <text:p text:style-name="Preformatted_20_Text">If you wish, you can now check the incoming video by starting the player in quad split mode, as follows.</text:p>
      <text:p text:style-name="Preformatted_20_Text"/>
      <text:p text:style-name="Preformatted_20_Text">Move to the scripts directory:</text:p>
      <text:p text:style-name="command_20_line"><text:span text:style-name="T2">ingex</text:span><text:span text:style-name="T5">&gt; cd $workspace/ingex/studio/scripts</text:span></text:p>
      <text:p text:style-name="P23"/>
      <text:p text:style-name="P23"><text:soft-page-break/>Start the player in quad-split mode:</text:p>
      <text:p text:style-name="command_20_line"><text:span text:style-name="T2">ingex</text:span><text:span text:style-name="T5">&gt; ./quad-split.sh</text:span></text:p>
      <text:p text:style-name="Standard"/>
      <text:p text:style-name="Standard">Note: if your hardware does not have four video inputs, you will need to modify the quad-split.sh script accordingly. (Reduce the number of –shm-in arguments to match the number of video inputs you have, e.g. for a two-channel system, you only need --shm-in 0p --shm-in 1p in the command line.) </text:p>
      <text:p text:style-name="Standard"/>
      <text:h text:style-name="Heading_20_3" text:outline-level="2">Start recorder</text:h>
      <text:p text:style-name="Preformatted_20_Text">Move to the recorder directory</text:p>
      <text:p text:style-name="command_20_line"><text:span text:style-name="T2">ingex</text:span>&gt; cd $workspace/ingex/studio/ace-tao/Recorder</text:p>
      <text:p text:style-name="Standard"/>
      <text:p text:style-name="Standard">Look in the file run_recorder.sh; it will contain a recorder command line similar to this:</text:p>
      <text:p text:style-name="fileContents">./Recorder Ingex bamzooki bamzooki -ORBDefaultInitRef corbaloc:iiop:192.168.1.181:8888 -ORBDottedDecimalAddresses 1 $*</text:p>
      <text:p text:style-name="fileContents"/>
      <text:p text:style-name="Preformatted_20_Text">Ensure that the corbaloc argument has the IP address of your Naming Service. Here it's 192.168.1.181, but it may be blank in the original version of this file, so put in the appropriate IP address for your configuration.</text:p>
      <text:p text:style-name="Standard"/>
      <text:p text:style-name="Standard">Start the recorder by running the script</text:p>
      <text:p text:style-name="command_20_line"><text:span text:style-name="T2">ingex</text:span>&gt; ./run_recorder.sh</text:p>
      <text:p text:style-name="Preformatted_20_Text"/>
      <text:p text:style-name="Preformatted_20_Text">As the recorder starts, it will display the following messages:</text:p>
      <text:p text:style-name="fileContents"><text:line-break/>Main thread<text:line-break/><text:line-break/>Recorder name "Ingex"<text:line-break/><text:line-break/>UpdateSources() loaded config "Default" of recorder "Ingex".<text:line-break/>corbaloc:iiop:1.0@192.168.1.181:8888/NameService - object advertised<text:line-break/>Recorder running...</text:p>
      <text:p text:style-name="Text_20_body"/>
      <text:p text:style-name="Text_20_body">Ignore the error about not being able to connect to port 2000. That's a warning because the background copy process xferserver.pl isn't running at the moment.</text:p>
      <text:p text:style-name="Text_20_body"/>
      <text:h text:style-name="P26" text:outline-level="2">Troubleshooting</text:h>
      <text:p text:style-name="P28">If you see this message when you start the recorder:</text:p>
      <text:p text:style-name="P28"/>
      <text:p text:style-name="P29">Main thread<text:line-break/><text:line-break/>Recorder name "Ingex"<text:line-break/><text:line-break/>UpdateSources() loaded config "10:1m and 2:1" of recorder "Ingex".<text:line-break/>corbaloc:iiop:1.0@192.168.1.181:8888/NameService - object could not be advertised<text:line-break/>Pausing before re-attempting</text:p>
      <text:p text:style-name="P29"/>
      <text:p text:style-name="P30">it means that the recorder is unable to contact the Naming Service.</text:p>
      <text:p text:style-name="P30">Check that:</text:p>
      <text:p text:style-name="P30">a) the Naming Service is running. Look in <text:span text:style-name="T3">YaST-&gt;System-&gt;System Services, </text:span><text:span text:style-name="T8">and to see if the entry </text:span><text:span text:style-name="T3">tao-cosnaming</text:span><text:span text:style-name="T8"> is running. If it's not, start it now and also set it to start automatically </text:span><text:soft-page-break/><text:span text:style-name="T8">on power-up. If it's not present in the list, check the sub-section “Installing the ACE and TAO packages” in the earlier section “Installation Prerequisites”.</text:span></text:p>
      <text:p text:style-name="P31">b) the IP address in the script run_recorder.sh corresponds to the PC running the Naming Service.</text:p>
      <text:p text:style-name="P31">c) you don't have a firewall enabled between the PCs.</text:p>
      <text:p text:style-name="Text_20_body"/>
      <text:h text:style-name="Heading_20_3" text:outline-level="2">Start Controller</text:h>
      <text:p text:style-name="Preformatted_20_Text">On the controller PC, move to the directory containing the script that you created when installing the controller, and run it.</text:p>
      <text:p text:style-name="Preformatted_20_Text"/>
      <text:p text:style-name="Preformatted_20_Text">For example:</text:p>
      <text:p text:style-name="command_20_line"><text:span text:style-name="T2">ingex</text:span>&gt; cd $workspace/ingex/studio/scripts</text:p>
      <text:p text:style-name="command_20_line"><text:span text:style-name="T2">ingex</text:span>&gt; ./run_ingexgui.sh</text:p>
      <text:p text:style-name="Preformatted_20_Text"/>
      <text:p text:style-name="Preformatted_20_Text">If the recorder is running correctly from the earlier steps, then its name will appear in the “Recorders” list. Click it to select, and timecode display should then start incrementing.</text:p>
      <text:p text:style-name="Preformatted_20_Text"/>
      <text:p text:style-name="Preformatted_20_Text">This confirms you have control of the recorder.</text:p>
      <text:p text:style-name="Preformatted_20_Text"/>
      <text:p text:style-name="Preformatted_20_Text"/>
      <text:h text:style-name="Heading_20_3" text:outline-level="2">Making a recording</text:h>
      <text:p text:style-name="Preformatted_20_Text">In the controller:</text:p>
      <text:p text:style-name="Preformatted_20_Text"/>
      <text:list text:style-name="L12">
        <text:list-item>
          <text:p text:style-name="P55">Select the Ingex recorder by clicking on its name in the list at the top</text:p>
        </text:list-item>
      </text:list>
      <text:p text:style-name="Preformatted_20_Text"/>
      <text:p text:style-name="Preformatted_20_Text">The timecode should be running in the controller display. If it's not, go to recorder configuration web page and check the timecode mode is correct. </text:p>
      <text:p text:style-name="Preformatted_20_Text"/>
      <text:list text:style-name="L13">
        <text:list-item>
          <text:p text:style-name="P56">Set tape IDs</text:p>
        </text:list-item>
      </text:list>
      <text:p text:style-name="Preformatted_20_Text"/>
      <text:p text:style-name="Preformatted_20_Text">Click on the “Set tape IDs” button (upper right), and in one of the columns of the grid, enter a sequence of different numbers. At this stage it doesn't matter what numbers are.</text:p>
      <text:p text:style-name="Preformatted_20_Text"/>
      <text:list text:style-name="L14">
        <text:list-item>
          <text:p text:style-name="P57">Press record</text:p>
        </text:list-item>
      </text:list>
      <text:p text:style-name="Preformatted_20_Text"/>
      <text:p text:style-name="Preformatted_20_Text">It should turn bright red, indicating that the recorder has gone into record.</text:p>
      <text:p text:style-name="Preformatted_20_Text"/>
      <text:p text:style-name="Text_20_body">Checks:</text:p>
      <text:p text:style-name="Text_20_body">a) look in the window where you started the capture process – are there any error messages? It shouldn't have changed since you started the capture process itself (unless you interrupted the video or timecode).</text:p>
      <text:p text:style-name="Text_20_body">b) Look in the window where you started the recorder. You will see messages confirming that the recording has started and the encoding formats being used, but you shouldn't see “Frames waiting” messages (although they're not fatal) or, even worse, “Dropped frames” (which are fatal).</text:p>
      <text:p text:style-name="Preformatted_20_Text"/>
      <text:list text:style-name="L15">
        <text:list-item>
          <text:p text:style-name="P58">Press stop</text:p>
        </text:list-item>
      </text:list>
      <text:p text:style-name="Preformatted_20_Text"/>
      <text:p text:style-name="Text_20_body">If you have followed the controller configuration section, the recordings just made will appear. If they don't, check the setting for the player under “ Player” -&gt; “Player Type” and make sure <text:soft-page-break/>“Computer screen (accelerated if possible)” is selected.</text:p>
      <text:p text:style-name="Text_20_body">If this seems correct, then run the controller from a shell prompt and look at the messages that are produced. Initially file not found messages will appear immediately after each recording, but once the files become available, the controller should pick them up for display.</text:p>
      <text:p text:style-name="Text_20_body">The user documentation covering IngexGUI describes in much more detail how you control Ingex, but we just want to see if it's working at this stage.</text:p>
      <text:p text:style-name="Preformatted_20_Text"/>
      <text:list text:style-name="L16">
        <text:list-item>
          <text:p text:style-name="P59">Check the recordings</text:p>
        </text:list-item>
      </text:list>
      <text:p text:style-name="Preformatted_20_Text"/>
      <text:p text:style-name="Text_20_body">They should have appeared in the appropriate encode directories (initially <text:span text:style-name="T10">/video/mxf_online/ and /video/mxf_offline/ ). Copy them over to your preferred editing system and check the content. Success - hopefully!</text:span></text:p>
      <text:p text:style-name="Text_20_body"/>
      <text:h text:style-name="P27" text:outline-level="2" text:is-list-header="true">Troubleshooting</text:h>
      <text:p text:style-name="P32">1. If the recorder drops frames, it may be because you don't have enough CPU power to run two encodings of each video input simultaneously. As a test, go into the recorder configuration web page and turn off one of the encodings by setting either ENCODE1_RESOLUTION or ENCODE2_RESOLUTION to “Not Set”.</text:p>
      <text:p text:style-name="P32">2. If it still drops frames, reduce the number of video channels by using the -c option on the dvs_sdi command line in the capture.sh script.</text:p>
      <text:p text:style-name="P32">3. Use 'top' or 'gkrellm' to see how much load is on the system. With two quad-core cpus running at 3 GHz, four SD video inputs, with two encodings each, should load the cores to about 50-60%, on average</text:p>
      <text:p text:style-name="P32"/>
      <text:h text:style-name="Heading_20_2" text:outline-level="1">Starting Ingex from the Desktop</text:h>
      <text:p text:style-name="Text_20_body"/>
      <text:p text:style-name="Text_20_body">To make it easier to start the various parts of the Ingex system, you can use the bash script startIngex.sh and stopIngex.sh (in $workspace/ingex/studio/scripts/) to start and stop the required modules, as set beforehand in the file /etc/ingex.conf. This gives a convenient way for users to run the system after power-up, without having to enter the separate commands.</text:p>
      <text:p text:style-name="Text_20_body">(Note that currently this script will only run under KDE 3.5.)</text:p>
      <text:p text:style-name="Text_20_body">We'll probably expand the use of /etc/ingex.conf but, at present, its contents is:</text:p>
      <text:p text:style-name="fileContents"/>
      <text:p text:style-name="fileContents"># Set the following variables to 1 to enable each facility on startup. Zero means it won't be started.</text:p>
      <text:p text:style-name="fileContents">CAPTURE=1</text:p>
      <text:p text:style-name="fileContents">HD_MODE=0</text:p>
      <text:p text:style-name="fileContents">MULTICAST=0</text:p>
      <text:p text:style-name="fileContents">TRANSFER=0</text:p>
      <text:p text:style-name="fileContents">INGEX_MONITOR=0</text:p>
      <text:p text:style-name="fileContents">SYSTEM_MONITOR=0</text:p>
      <text:p text:style-name="fileContents">QUAD_SPLIT=1</text:p>
      <text:p text:style-name="fileContents"/>
      <text:p text:style-name="fileContents"># Recorders listed below. If more than one recorder needs to be started on this PC, then use a space-separated list.</text:p>
      <text:p text:style-name="fileContents">RECORDERS="Ingex"</text:p>
      <text:p text:style-name="fileContents">NAMESERVER="192.168.1.181:8888"</text:p>
      <text:p text:style-name="Text_20_body"/>
      <text:p text:style-name="Text_20_body">When the bash script $workspace/ingex/studio/scripts/startIngex.sh is run, it will open two terminal windows. In the first, a tab is opened for each of the processes in the upper part of the list which is set to 1. In the second, a tab is opened for each recorder named in the “RECORDERS” variable. In this example, there's only one, but it could be a space-separated list.</text:p>
      <text:p text:style-name="Standard">To use this facility, go to the scripts directory:</text:p>
      <text:p text:style-name="command_20_line"><text:span text:style-name="T2">ingex</text:span>&gt; cd $workspace/ingex/studio/scripts</text:p>
      <text:p text:style-name="Standard"/>
      <text:p text:style-name="Standard">and edit the file ingex.conf</text:p>
      <text:p text:style-name="command_20_line"><text:span text:style-name="T2">ingex</text:span>&gt; vim ingex.conf</text:p>
      <text:p text:style-name="Standard"/>
      <text:p text:style-name="Standard">Initially you probably don't want to run more than capture, a recorder and possibly the quad-split, in this way, so most lines in this file are already set appropriately. </text:p>
      <text:p text:style-name="Standard"/>
      <text:p text:style-name="Standard">You will need to change the details for the name server, i.e. change the line:</text:p>
      <text:p text:style-name="Standard"/>
      <text:p text:style-name="fileContents">NAMESERVER="192.168.1.181:8888"</text:p>
      <text:p text:style-name="Standard">to use the correct IP address of hostname for your system.</text:p>
      <text:p text:style-name="Standard"/>
      <text:p text:style-name="Standard">You should also check that the name of the recorder in the line:</text:p>
      <text:p text:style-name="Standard"/>
      <text:p text:style-name="fileContents">RECORDERS="Ingex"</text:p>
      <text:p text:style-name="fileContents"/>
      <text:p text:style-name="Text_20_body">matches the name of your recorder (if you've changed it from the default “Ingex”).</text:p>
      <text:p text:style-name="Text_20_body">If you want Ingex to start in HD mode (currently preset to “1080i”) then set HD_MODE to 1, i.e.</text:p>
      <text:p text:style-name="fileContents">HD_MODE=1</text:p>
      <text:p text:style-name="Text_20_body"/>
      <text:p text:style-name="Text_20_body"><text:soft-page-break/>Save the file and quit from the editor.</text:p>
      <text:h text:style-name="Heading_20_3" text:outline-level="2">Starting Ingex</text:h>
      <text:p text:style-name="Text_20_body">The startIngex.sh script will look for the file ingex.conf firstly in its current directory, and then in /etc/. This means you can test new setting and then move the ingex.conf file to /etc when it's ready.</text:p>
      <text:p text:style-name="Text_20_body">To test the settings, type:</text:p>
      <text:p text:style-name="command_20_line"><text:span text:style-name="T2">ingex</text:span>&gt; ./startIngex.sh</text:p>
      <text:p text:style-name="Standard"/>
      <text:p text:style-name="Text_20_body">There will be various pauses, but the two terminal windows will eventually open with the necessary tabs. Check that the required processes are running in them.</text:p>
      <text:p text:style-name="Text_20_body"/>
      <text:p text:style-name="Text_20_body">If all is correct, you can move ingex.conf to /etc, if you wish.</text:p>
      <text:p text:style-name="command_20_line"><text:span text:style-name="T2">ingex</text:span>&gt; sudo mv ingex.conf /etc/</text:p>
      <text:p text:style-name="Standard"/>
      <text:p text:style-name="Standard">You can now set a shortcut on the desktop to run the startIngex.sh script so that you can start Ingex with one click.</text:p>
      <text:p text:style-name="Standard"/>
      <text:h text:style-name="Heading_20_3" text:outline-level="2">Stopping Ingex</text:h>
      <text:p text:style-name="Text_20_body">In the same directory, the script stopIngex.sh can be used to end the Ingex processes and close the terminal windows that were created.</text:p>
      <text:p text:style-name="Standard">The command is</text:p>
      <text:p text:style-name="command_20_line"><text:span text:style-name="T2">ingex</text:span>&gt; ./stopIngex.sh</text:p>
      <text:p text:style-name="Standard"/>
      <text:p text:style-name="Standard">Again, having a desktop shortcut to run this gives an easy way for the user to shutdown Ingex.</text:p>
      <text:p text:style-name="Standard"/>
      <text:p text:style-name="Standard"/>
      <text:h text:style-name="P26" text:outline-level="2">Troubleshooting</text:h>
      <text:p text:style-name="P30">1) If the new terminal windows open but the processes aren't running within them, then make sure that you do not have more that one or two terminal windows open initially. If there are too many open initially, the script can't keep track of them correctly.</text:p>
      <text:p text:style-name="P30">2) If the stopIngex.sh script doesn't close the terminal windows, then check that you can write to /tmp as this is where it stores the PIDs of the relevant processes.</text:p>
      <text:p text:style-name="P30"/>
      <text:h text:style-name="Heading_20_2" text:outline-level="1">HD Operation</text:h>
      <text:p text:style-name="Text_20_body"/>
      <text:p text:style-name="Text_20_body">To operate Ingex with HD inputs, you need to set the DVS capture cards in the appropriate mode and then select the required encoding format in the recorder configuration web page.</text:p>
      <text:p text:style-name="Text_20_body">The configuration of the capture cards is carried out by dvs_sdi, and is set with a command-line option. For example, to operate in “1080i50” mode, the dvs_sdi command line should be:</text:p>
      <text:p text:style-name="Text_20_body">sudo nice --10 ./dvs_sdi -c 2 -mode 1920x1080i50 -mc 0 -mt LTC -rt LTC -f YUV422</text:p>
      <text:p text:style-name="Text_20_body">Here the -c 2 option limits the capture to a maximum of two channels, and the -mode option sets the video mode to 1920x1080i50.</text:p>
      <text:p text:style-name="Text_20_body">To start Ingex in this way, you can use the -h option when you start the capture process with capture.sh. For example:</text:p>
      <text:p text:style-name="command_20_line"><text:span text:style-name="T2">ingex</text:span>&gt; cd $workspace/ingex/studio/capture</text:p>
      <text:p text:style-name="command_20_line"><text:span text:style-name="T2">ingex</text:span>&gt; ./capture.sh -h</text:p>
      <text:p text:style-name="Standard"/>
      <text:p text:style-name="Standard">You should see the two channels start in 1920x1080 mode, rather than 720x576.</text:p>
      <text:p text:style-name="Standard"/>
      <text:p text:style-name="Standard">Refer to the section <text:span text:style-name="T3">Starting Ingex from the Desktop</text:span><text:span text:style-name="T8"> for details of how you can set the configuration so that Ingex always starts in this mode.</text:span></text:p>
      <text:p text:style-name="P25"/>
      <text:p text:style-name="Standard">Finally go to the recorder web page and set the HD encoding format that you require.</text:p>
      <text:p text:style-name="Standard"/>
      <text:p text:style-name="Standard">Note that at present, you cannot have a secondary encode when running in HD mode. (We're working on it but it's not ready for release yet.)</text:p>
      <text:p text:style-name="Standard"/>
      <text:p text:style-name="P25"/>
      <text:p text:style-name="Text_20_body"/>
      <text:p text:style-name="Text_20_body"/>
      <text:h text:style-name="Heading_20_2" text:outline-level="1">Starting additional facilities</text:h>
      <text:h text:style-name="Heading_20_3" text:outline-level="2">Start monitoring</text:h>
      <text:p text:style-name="Preformatted_20_Text">Optionally, you can also monitor the operation of the Ingex system from a web page. To do this you need to start the monitoring software on each PC for which this is required.</text:p>
      <text:p text:style-name="Preformatted_20_Text"/>
      <text:p text:style-name="Preformatted_20_Text">Move to the directory containing the capture software</text:p>
      <text:p text:style-name="command_20_line"><text:span text:style-name="T2">ingex</text:span>&gt; cd $workspace/ingex/studio/capture</text:p>
      <text:p text:style-name="Standard"/>
      <text:p text:style-name="Preformatted_20_Text">Start the process that monitors the Ingex capture and recorder operation:</text:p>
      <text:p text:style-name="command_20_line"><text:span text:style-name="T2">ingex</text:span>&gt; ./nexus_web</text:p>
      <text:p text:style-name="Standard"/>
      <text:p text:style-name="Standard">You can also monitor system information about the PC too, by starting this process, in another shell:</text:p>
      <text:p text:style-name="command_20_line"><text:span text:style-name="T2">ingex</text:span>&gt; ./sys_info_web</text:p>
      <text:p text:style-name="Standard"/>
      <text:p text:style-name="Standard">This PC can now be selected for monitoring by selecting the 'Status' tab on the Ingex web page at http://&lt;your Ingex web server&gt;/ingex</text:p>
      <text:p text:style-name="Standard"/>
      <text:h text:style-name="Heading_20_3" text:outline-level="2">Start transfer server</text:h>
      <text:p text:style-name="Preformatted_20_Text">This stage is optional and only required if you wish to use the background transfer facility to copy recordings to a second destination, e.g. a remote file server.</text:p>
      <text:p text:style-name="Preformatted_20_Text"/>
      <text:p text:style-name="Preformatted_20_Text">On the recorder PC run the xferserver script:</text:p>
      <text:p text:style-name="command_20_line"><text:span text:style-name="T2">ingex</text:span>&gt; cd $workspace/ingex/studio/processing/media_transfer</text:p>
      <text:p text:style-name="command_20_line"><text:span text:style-name="T2">ingex</text:span>&gt; ./xferserver.pl</text:p>
      <text:p text:style-name="Standard"/>
      <text:p text:style-name="Standard">In the recorder configuration (set via the web page, as above), you will need to set the entry “Copy Command” for the recorder to be:</text:p>
      <text:p text:style-name="Standard"/>
      <text:p text:style-name="fileContents">$workspace/ingex/studio/processing/media_transfer/xferclient.pl</text:p>
      <text:p text:style-name="fileContents"/>
      <text:p text:style-name="Preformatted_20_Text">Then, when a recording has ended, the xferclient.pl script will be called to initiate the copy.</text:p>
      <text:h text:style-name="Heading_20_3" text:outline-level="2">Starting and Stopping Multicasting</text:h>
      <text:p text:style-name="Text_20_body">To start multicasting streams from the recorder, move to the relevant directory: </text:p>
      <text:p text:style-name="command_20_line"><text:span text:style-name="T2">ingex</text:span>&gt; cd $workspace/ingex/studio/capture/nexus_multicast</text:p>
      <text:p text:style-name="Standard"/>
      <text:p text:style-name="Standard">and start the multicast using the script previously created during your setup of the recorder, i.e.</text:p>
      <text:p text:style-name="Standard"/>
      <text:p text:style-name="command_20_line"><text:span text:style-name="T2">ingex</text:span>&gt; ./start_multicast.sh</text:p>
      <text:p text:style-name="Standard"/>
      <text:h text:style-name="Heading_20_2" text:outline-level="1">Samba shares</text:h>
      <text:p text:style-name="Preformatted_20_Text">Here are some brief notes on setting up SAMBA shares so that an Avid system can access the MXF files directly. (More details may be added later.)</text:p>
      <text:p text:style-name="Preformatted_20_Text"/>
      <text:p text:style-name="Preformatted_20_Text">1. Create a structure such as /exports/avid_online/Avid Mediafiles/MXF</text:p>
      <text:p text:style-name="Preformatted_20_Text"><text:s text:c="3"/>In the MXF directory, make a suitable symbolic link such as HOST.1 -&gt; /video/mxf_online</text:p>
      <text:p text:style-name="Preformatted_20_Text"><text:s text:c="3"/>where HOST is the host (Avid client) you want to index the files.</text:p>
      <text:p text:style-name="Preformatted_20_Text"/>
      <text:p text:style-name="Preformatted_20_Text">2. Install samba and samba-client using YaST (it also installs another two packages as dependencies).</text:p>
      <text:p text:style-name="Preformatted_20_Text"/>
      <text:p text:style-name="Preformatted_20_Text">3. In YaST, Network Services-&gt; Samba Server</text:p>
      <text:p text:style-name="Preformatted_20_Text">a) enable at boot up</text:p>
      <text:p text:style-name="Preformatted_20_Text">b) Add /exports/avid_online as an exported filesystem, with name avid_online</text:p>
      <text:p text:style-name="Preformatted_20_Text">c) Do something similar for avid_offline and avid_aaf</text:p>
      <text:p text:style-name="Preformatted_20_Text">d) Export /video as readonly - this is needed by the controller for replay</text:p>
      <text:p text:style-name="Preformatted_20_Text"/>
      <text:p text:style-name="Preformatted_20_Text">4. Add samba user ingex:</text:p>
      <text:p text:style-name="command_20_line"><text:span text:style-name="T2">ingex</text:span>&gt; sudo su</text:p>
      <text:p text:style-name="command_20_line"><text:span text:style-name="T2">root</text:span>&gt; smbpasswd -a ingex</text:p>
      <text:p text:style-name="command_20_line"><text:span text:style-name="T2">root</text:span>&gt; exit</text:p>
      <text:p text:style-name="Preformatted_20_Text"/>
      <text:p text:style-name="Preformatted_20_Text">5. Check samba export is working, by looking at its status:</text:p>
      <text:p text:style-name="command_20_line"><text:span text:style-name="T2">ingex</text:span>&gt; smbstatus</text:p>
      <text:p text:style-name="Standard"/>
      <text:h text:style-name="P6" text:outline-level="1">Building the Recorder</text:h>
      <text:p text:style-name="Text_20_body"/>
      <text:p text:style-name="Text_20_body">This section describes how to build the Ingex recorder software separately from the full build. If you have already built the full suite by following the section 'Building the full system', you can ignore this section.</text:p>
      <text:p text:style-name="Text_20_body">These notes are derived from the file $workspace/ingex/studio/docs/RECORDER.txt, which will be updated first when any changes to the instructions are made.</text:p>
      <text:h text:style-name="Heading_20_3" text:outline-level="2">Prerequisites</text:h>
      <text:p text:style-name="Text_20_body">If you haven't already, you need to follow the section <text:span text:style-name="T3">Installation Prerequisites</text:span><text:span text:style-name="T8"> to install the packages, pre-built RPMs, DVS SDK and AAF toolkit. However, not all the standard packages listed there are required by the recorder - you only need to install these from YaST:</text:span></text:p>
      <text:p text:style-name="Text_20_Body_20_indent_20_list">libuuid-devel</text:p>
      <text:p text:style-name="Text_20_Body_20_indent_20_list">libjpeg-devel</text:p>
      <text:p text:style-name="Text_20_Body_20_indent_20_list">libodbc++</text:p>
      <text:p text:style-name="Text_20_Body_20_indent_20_list">unixODBC</text:p>
      <text:p text:style-name="Text_20_Body_20_indent_20_list">unixODBC-devel</text:p>
      <text:p text:style-name="Text_20_Body_20_indent_20_list">psqlODBC (and accept the dependencies that this requires)</text:p>
      <text:p text:style-name="Text_20_Body_20_indent_20_list">Xerces-c</text:p>
      <text:p text:style-name="Text_20_Body_20_indent_20_list">libXerces-c-27</text:p>
      <text:p text:style-name="Text_20_Body_20_indent_20_list">libXerces-c-devel</text:p>
      <text:p text:style-name="Text_20_Body_20_indent_20_list"/>
      <text:p text:style-name="Text_20_body">If you selected the software options suggested in "Installing openSUSE" during installation, then <text:s/>the following packages should already be installed. Install them now if YaST indicates they're not present.</text:p>
      <text:p text:style-name="Text_20_Body_20_indent_20_list">kernel sources</text:p>
      <text:p text:style-name="Text_20_Body_20_indent_20_list">libuuid1</text:p>
      <text:p text:style-name="Text_20_Body_20_indent_20_list">fontconfig-devel</text:p>
      <text:p text:style-name="Text_20_Body_20_indent_20_list">freetype2-devel</text:p>
      <text:p text:style-name="Text_20_Body_20_indent_20_list"/>
      <text:h text:style-name="Heading_20_3" text:outline-level="2">Building the MXF library and Recorder</text:h>
      <text:p text:style-name="Text_20_body">Build the MXF library and common files:</text:p>
      <text:p text:style-name="command_20_line"><text:span text:style-name="T2">ingex&gt; </text:span>cd $workspace/ingex/libMXF</text:p>
      <text:p text:style-name="command_20_line"><text:span text:style-name="T2">ingex&gt; </text:span>make</text:p>
      <text:p text:style-name="Preformatted_20_Text"/>
      <text:p text:style-name="command_20_line"><text:span text:style-name="T2">ingex&gt; </text:span>cd $workspace/ingex/common</text:p>
      <text:p text:style-name="command_20_line"><text:span text:style-name="T2">ingex&gt; </text:span>make</text:p>
      <text:p text:style-name="Preformatted_20_Text"/>
      <text:p text:style-name="Preformatted_20_Text">Some errors that can occur with this are listed here.</text:p>
      <table:table table:name="Table1" table:style-name="Table1">
        <table:table-column table:style-name="Table1.A"/>
        <table:table-column table:style-name="Table1.B"/>
        <table:table-row>
          <table:table-cell table:style-name="Table1.A1" office:value-type="string">
            <text:p text:style-name="P18">Cannot find -lwritearchivemxf</text:p>
          </table:table-cell>
          <table:table-cell table:style-name="Table1.B1" office:value-type="string">
            <text:p text:style-name="P18">You haven't built libMXF in the step above</text:p>
          </table:table-cell>
        </table:table-row>
        <table:table-row>
          <table:table-cell table:style-name="Table1.A2" office:value-type="string">
            <text:p text:style-name="P18">libMXF tests cannot be run without MXFDump</text:p>
          </table:table-cell>
          <table:table-cell table:style-name="Table1.B2" office:value-type="string">
            <text:p text:style-name="P18">Ignore this as it doesn't matter for this build. (Alternatively you can install the AAFSDK (see its README.txt) if you really need to build this.) </text:p>
          </table:table-cell>
        </table:table-row>
        <table:table-row>
          <table:table-cell table:style-name="Table1.A2" office:value-type="string">
            <text:p text:style-name="P18">DVSSDK not set and could not be detected</text:p>
          </table:table-cell>
          <table:table-cell table:style-name="Table1.B2" office:value-type="string">
            <text:p text:style-name="P18">You didn't set the DVSSDK environment variable in DVS driver build instructions above, or you're not using the shell where you set it (it's easiest to put the export DVSSDK line in your ~/.bashrc file so it's always set).</text:p>
          </table:table-cell>
        </table:table-row>
      </table:table>
      <text:p text:style-name="Preformatted_20_Text"><text:soft-page-break/></text:p>
      <text:p text:style-name="Preformatted_20_Text"/>
      <text:p text:style-name="Preformatted_20_Text">Next make the capture, multicast, monitoring and test software:</text:p>
      <text:p text:style-name="command_20_line"><text:span text:style-name="T2">ingex&gt; </text:span>cd $workspace/ingex/studio/capture</text:p>
      <text:p text:style-name="command_20_line"><text:span text:style-name="T2">ingex&gt; </text:span>make</text:p>
      <text:p text:style-name="Preformatted_20_Text"/>
      <text:p text:style-name="Preformatted_20_Text">You should now have the capture program, "dvs_sdi", multicast server "nexus_multicast", monitoring software “nexus_web” and “sys_info_web”, and the test software "dvs_dummy" in the above directory.</text:p>
      <text:p text:style-name="Preformatted_20_Text"/>
      <text:p text:style-name="Preformatted_20_Text">Note that if you do not have the DVS SDK present, the capture software “dvs_sdi” will not have been built during the last 'make'. In this case you can continue and test the full system by running “dvs_dummy” instead of “dvs_sdi”. </text:p>
      <text:p text:style-name="Preformatted_20_Text"/>
      <text:p text:style-name="Preformatted_20_Text">Continuing the build, next make the software for handling MXF files.</text:p>
      <text:p text:style-name="command_20_line"><text:span text:style-name="T2">ingex&gt; </text:span>cd $workspace/ingex/studio/mxfwriter</text:p>
      <text:p text:style-name="command_20_line"><text:span text:style-name="T2">ingex&gt; </text:span>make</text:p>
      <text:p text:style-name="Preformatted_20_Text"/>
      <text:p text:style-name="Preformatted_20_Text">Next run the ACE configuration script:</text:p>
      <text:p text:style-name="command_20_line"><text:span text:style-name="T2">ingex&gt; </text:span>cd $workspace/ingex/studio/common</text:p>
      <text:p text:style-name="command_20_line"><text:span text:style-name="T2">ingex&gt; </text:span>$ACE_ROOT/bin/mwc.pl -type gnuace</text:p>
      <text:p text:style-name="Preformatted_20_Text"/>
      <text:p text:style-name="Preformatted_20_Text">Now build the files:</text:p>
      <text:p text:style-name="command_20_line"><text:span text:style-name="T2">ingex&gt;</text:span> make</text:p>
      <text:p text:style-name="Preformatted_20_Text"/>
      <text:p text:style-name="Preformatted_20_Text">Now build the recorder:</text:p>
      <text:p text:style-name="command_20_line"><text:span text:style-name="T2">ingex&gt; </text:span>cd $workspace/ingex/studio/ace-tao</text:p>
      <text:p text:style-name="command_20_line"><text:span text:style-name="T2">ingex&gt; </text:span>$ACE_ROOT/bin/mwc.pl -type gnuace</text:p>
      <text:p text:style-name="Standard"/>
      <text:p text:style-name="Preformatted_20_Text">The previous command will produce the following two errors, but these can be ignored:</text:p>
      <text:p text:style-name="Preformatted_20_Text">CIAO_ROOT was used in the configuration file, but was not defined.</text:p>
      <text:p text:style-name="Preformatted_20_Text">DDS_ROOT was used in the configuration file, but was not defined.</text:p>
      <text:p text:style-name="Preformatted_20_Text"/>
      <text:p text:style-name="command_20_line"><text:span text:style-name="T2">ingex&gt; </text:span>make Recorder-target</text:p>
      <text:p text:style-name="command_20_line"><text:span text:style-name="T2">ingex&gt; </text:span>make RecorderClient-target</text:p>
      <text:p text:style-name="Preformatted_20_Text"/>
      <text:p text:style-name="Preformatted_20_Text">The Ingex recorder is now built and you should now have the executable:</text:p>
      <text:p text:style-name="Preformatted_20_Text"><text:s text:c="2"/>$workspace/ingex/studio/ace-tao/Recorder/Recorder</text:p>
      <text:p text:style-name="Preformatted_20_Text"/>
      <text:h text:style-name="Heading_20_3" text:outline-level="2"/>
      <text:p text:style-name="Standard"/>
      <text:p text:style-name="Preformatted_20_Text"/>
      <text:h text:style-name="Heading_20_2" text:outline-level="1">Building Ingex Player</text:h>
      <text:p text:style-name="Preformatted_20_Text"/>
      <text:p text:style-name="Preformatted_20_Text">The player is a versatile piece of software that is extremely useful in the Ingex system. It allows mxf files to be replayed, the incoming video to be displayed during live capture and the multicast streams to be viewed.</text:p>
      <text:p text:style-name="Preformatted_20_Text"/>
      <text:p text:style-name="Text_20_body">This section describes how to build the Ingex player software separately from the full build. If you have already built the full suite by following the section 'Building the full system', you can ignore this section.</text:p>
      <text:p text:style-name="Text_20_body">These notes are derived from the file $workspace/ingex/player/README.txt, which will be updated first when any changes to the instructions are made.</text:p>
      <text:h text:style-name="Heading_20_3" text:outline-level="2">Prerequisites</text:h>
      <text:h text:style-name="Heading_20_4" text:outline-level="4">1. Standard packages</text:h>
      <text:p text:style-name="Preformatted_20_Text">If you haven't already installed these, then open YaST and install:</text:p>
      <text:p text:style-name="Preformatted_20_Text"><text:s text:c="2"/>libuuid1</text:p>
      <text:p text:style-name="Preformatted_20_Text"><text:s text:c="2"/>libuuid-devel</text:p>
      <text:p text:style-name="Preformatted_20_Text"><text:s text:c="2"/>portaudio-devel</text:p>
      <text:p text:style-name="Preformatted_20_Text"/>
      <text:p text:style-name="Preformatted_20_Text">Also required, but are part of the standard SUSE installation, are these</text:p>
      <text:p text:style-name="Preformatted_20_Text"><text:s text:c="2"/>freetype (font library)</text:p>
      <text:p text:style-name="Preformatted_20_Text"><text:s text:c="2"/>portaudio</text:p>
      <text:p text:style-name="Preformatted_20_Text"/>
      <text:h text:style-name="Heading_20_4" text:outline-level="4">2. Build and install libraries</text:h>
      <text:p text:style-name="Preformatted_20_Text">If this hasn't already been done, build the libMXF software (you may have done this already as a part of the recorder installation, so it may return immediately, reporting it's up-to-date):</text:p>
      <text:p text:style-name="command_20_line"><text:span text:style-name="T2">ingex</text:span>&gt; cd $workspace/ingex/libMXF</text:p>
      <text:p text:style-name="command_20_line"><text:span text:style-name="T2">ingex</text:span>&gt; make all</text:p>
      <text:p text:style-name="Preformatted_20_Text"/>
      <text:p text:style-name="Preformatted_20_Text">You will also need to make the common library:</text:p>
      <text:p text:style-name="command_20_line"><text:span text:style-name="T2">ingex</text:span>&gt; cd $workspace/ingex/common</text:p>
      <text:p text:style-name="command_20_line"><text:span text:style-name="T2">ingex</text:span>&gt; make</text:p>
      <text:p text:style-name="Standard"/>
      <text:p text:style-name="Text_20_body">3. FFmpeg</text:p>
      <text:p text:style-name="Text_20_body">Note: The player will still compile if you don't have FFmpeg but you will not be able to play files.</text:p>
      <text:p text:style-name="Text_20_body">If you haven't already installed the FFmpeg rpm then follow the instructions already given in the section "Installation Requisites". You will need to install both the codecs_for_ffmpeg and <text:s/>ffmpeg rpms.</text:p>
      <text:p text:style-name="Text_20_body"/>
      <text:p text:style-name="Text_20_body">4. DVS SDK</text:p>
      <text:p text:style-name="Text_20_body">The player will compile successfully if you don't have the DVS SDK, however, you will not be able to replay through the SDI output.</text:p>
      <text:p text:style-name="Text_20_body">If you haven't already installed the DVS SDK then follow the instructions already given in the section "DVS card drivers and SDK".</text:p>
      <text:p text:style-name="Text_20_body">Ensure that you have set the DVSSDK environment variable (as explained in the SDK installation steps), so that the build commands below can find the SDK files.</text:p>
      <text:p text:style-name="Text_20_body"><text:soft-page-break/></text:p>
      <text:p text:style-name="Text_20_body">5. Header file nexus-control.h</text:p>
      <text:p text:style-name="Text_20_body">Normally ingexPlayer will be built within the entire Ingex source tree checked out from CVS and so this note can be ignored. However, if you are building the player separately from rest of the Ingex software, then the header file nexus-control.h is required if replay from shared memory (e.g. the live quad split) and playback through an SDI output is to be included in the build. This file is in $workspace/ingex/studio/capture and it's easiest just to checkout that directory too.</text:p>
      <text:p text:style-name="Preformatted_20_Text"/>
      <text:p text:style-name="Preformatted_20_Text"/>
      <text:h text:style-name="Heading_20_3" text:outline-level="2">Installation</text:h>
      <text:p text:style-name="Preformatted_20_Text">With the prerequisites complete, you can build the player:</text:p>
      <text:p text:style-name="command_20_line"><text:span text:style-name="T2">ingex</text:span>&gt; cd $workspace/ingex/player/ingex_player</text:p>
      <text:p text:style-name="command_20_line"><text:span text:style-name="T2">ingex</text:span>&gt; make</text:p>
      <text:p text:style-name="Standard"/>
      <text:p text:style-name="Preformatted_20_Text">If you are going to build the Ingex GUI software later, then build the C++ library for the player:</text:p>
      <text:p text:style-name="command_20_line"><text:span text:style-name="T2">ingex</text:span>&gt; cd $workspace/ingex/player/IngexPlayer</text:p>
      <text:p text:style-name="command_20_line"><text:span text:style-name="T2">ingex</text:span>&gt; make</text:p>
      <text:p text:style-name="Standard"/>
      <text:p text:style-name="Preformatted_20_Text">You can test the player with these commands. The first prints the help details, and the second produces a pattern of moving balls.</text:p>
      <text:p text:style-name="command_20_line"><text:span text:style-name="T2">ingex</text:span>&gt; ./player -h</text:p>
      <text:p text:style-name="command_20_line"><text:span text:style-name="T2">ingex</text:span>&gt; ./player --balls 10</text:p>
      <text:p text:style-name="Preformatted_20_Text"/>
      <text:p text:style-name="Preformatted_20_Text">If it's working correctly, install the player, with the following command. (You can safely ignore any error message that reports "no DVS available".)</text:p>
      <text:p text:style-name="command_20_line"><text:span text:style-name="T2">ingex</text:span>&gt; sudo make install</text:p>
      <text:p text:style-name="Preformatted_20_Text"/>
      <text:h text:style-name="Heading_20_2" text:outline-level="1">Building IngexGUI</text:h>
      <text:p text:style-name="Preformatted_20_Text">Ingex GUI is the controller for the recorders. You can install this on a recorder PC or, where remote operation is required, for example from a studio control room, on a smaller separate PC, sited elsewhere.</text:p>
      <text:p text:style-name="Preformatted_20_Text"/>
      <text:p text:style-name="Text_20_body">This section describes how to build the Ingex GUI software separately from the full build. If you have already built the full suite by following the section 'Building the full system', you can ignore this section.</text:p>
      <text:p text:style-name="Text_20_body">These notes are derived from the file $workspace/ingex/studio/ace-tao/Ingexgui/README, which will be updated first when any changes to the instructions are made.</text:p>
      <text:h text:style-name="Heading_20_3" text:outline-level="2">Prerequisites</text:h>
      <text:p text:style-name="Preformatted_20_Text">1) In YaST, install these packages:</text:p>
      <text:p text:style-name="P33">autoconf, </text:p>
      <text:p text:style-name="P33">automake </text:p>
      <text:p text:style-name="P33">libtool</text:p>
      <text:p text:style-name="P33">wxGTK-devel</text:p>
      <text:p text:style-name="Preformatted_20_Text"/>
      <text:p text:style-name="Preformatted_20_Text">2) Build the C++ version of the player in $workspace/ingex/player/IngexPlayer/ - for details, see the section “Building Ingex Player”. <text:s/>If the player is built with DVS card support, IngexGUI will be similarly built (and will be able to play back through a DVS card).</text:p>
      <text:p text:style-name="Preformatted_20_Text"/>
      <text:p text:style-name="Preformatted_20_Text">3) Install ACE/TAO - see the details in the sub-section “ACE and TAO” in the earlier section “Installation Prerequisites”.</text:p>
      <text:p text:style-name="Preformatted_20_Text"/>
      <text:p text:style-name="Preformatted_20_Text">4) Build libidl if you haven't already built another CORBA application, such as the recorder, on this PC. (Remember that $workspace in these command represents the path to the Ingex software, so substitute the full path, if you haven't set the environment variable as suggested earlier.)</text:p>
      <text:p text:style-name="Preformatted_20_Text"/>
      <text:p text:style-name="command_20_line"><text:span text:style-name="T2">ingex</text:span>&gt; cd $workspace/ingex/studio/ace-tao/IDL</text:p>
      <text:p text:style-name="command_20_line"><text:span text:style-name="T2">ingex</text:span>&gt; $ACE_ROOT/bin/mwc.pl -type gnuace</text:p>
      <text:p text:style-name="command_20_line"><text:span text:style-name="T2">ingex</text:span>&gt; make</text:p>
      <text:p text:style-name="Preformatted_20_Text"/>
      <text:p text:style-name="Preformatted_20_Text">(Don't worry about the CIAO_ROOT and DDS_ROOT warnings.)</text:p>
      <text:p text:style-name="Preformatted_20_Text"/>
      <text:h text:style-name="Heading_20_3" text:outline-level="2">Building Ingex GUI</text:h>
      <text:p text:style-name="Preformatted_20_Text">If you're not sure, check that $ACE_ROOT and $DVSSDK (if player has DVS card support) are defined, by seeing if these commands report sensible locations:</text:p>
      <text:p text:style-name="Preformatted_20_Text"/>
      <text:p text:style-name="command_20_line"><text:span text:style-name="T2">ingex&gt; </text:span>echo $ACE_ROOT</text:p>
      <text:p text:style-name="command_20_line"><text:span text:style-name="T2">ingex&gt; </text:span>echo $DVSSDK</text:p>
      <text:p text:style-name="Preformatted_20_Text"/>
      <text:p text:style-name="Preformatted_20_Text">Move to the directory containing the controller software:</text:p>
      <text:p text:style-name="command_20_line"><text:span text:style-name="T2">ingex</text:span>&gt; cd $workspace/ingex/studio/ace-tao/Ingexgui</text:p>
      <text:p text:style-name="Standard"/>
      <text:p text:style-name="Preformatted_20_Text">Now run these command to build the software:</text:p>
      <text:p text:style-name="command_20_line"><text:span text:style-name="T2">ingex</text:span>&gt; autoreconf</text:p>
      <text:p text:style-name="command_20_line"><text:span text:style-name="T2">ingex</text:span>&gt; ./configure</text:p>
      <text:p text:style-name="command_20_line"><text:span text:style-name="T2">ingex</text:span>&gt; make</text:p>
      <text:p text:style-name="Standard"/>
      <text:p text:style-name="Standard">The executable, ingexgui, is built in the sub-directory src.</text:p>
      <text:p text:style-name="Standard"/>
      <text:p text:style-name="Standard"><text:soft-page-break/>If the build is successful, install the executable:</text:p>
      <text:p text:style-name="command_20_line"><text:span text:style-name="T2">ingex</text:span>&gt; sudo make install</text:p>
      <text:p text:style-name="Standard"/>
      <text:h text:style-name="Heading_20_3" text:outline-level="2">Troubleshooting</text:h>
      <table:table table:name="Table2" table:style-name="Table2">
        <table:table-column table:style-name="Table2.A"/>
        <table:table-column table:style-name="Table2.B"/>
        <table:table-row>
          <table:table-cell table:style-name="Table2.A1" office:value-type="string">
            <text:p text:style-name="P36">If you see...</text:p>
          </table:table-cell>
          <table:table-cell table:style-name="Table2.B1" office:value-type="string">
            <text:p text:style-name="P36">Check...</text:p>
          </table:table-cell>
        </table:table-row>
        <table:table-row>
          <table:table-cell table:style-name="Table2.A2" office:value-type="string">
            <text:p text:style-name="P18">Cannot find -ld3mxfinfo or -lmxfreader</text:p>
          </table:table-cell>
          <table:table-cell table:style-name="Table2.B2" office:value-type="string">
            <text:p text:style-name="P18">You probably didn't build the libMXF libraries. Check these in the section on building the Player.</text:p>
            <text:p text:style-name="P18"/>
          </table:table-cell>
        </table:table-row>
      </table:table>
      <text:p text:style-name="Preformatted_20_Text"/>
      <text:h text:style-name="Heading_20_3" text:outline-level="2"/>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3" svg:font-family="Tahoma"/>
    <style:font-face style:name="Verdana2" svg:font-family="Verdana"/>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n" style:country-asian="GB" style:font-name-complex="Tahoma2"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cm" fo:margin-bottom="0.212cm"/>
      <style:text-properties style:font-name="Verdana"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text-properties style:font-name="Verdana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1">
      <style:paragraph-properties style:page-number="auto" fo:break-before="page" fo:background-color="#ffffcc" fo:padding="0.049cm" fo:border-left="none" fo:border-right="none" fo:border-top="none" fo:border-bottom="0.018cm solid #000000" style:shadow="none">
        <style:background-image/>
      </style:paragraph-properties>
      <style:text-properties style:font-name="Tahoma"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2">
      <style:text-properties style:font-name="Tahoma1" fo:font-size="11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Verdana" fo:font-size="75%" fo:font-style="italic"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Verdana2" fo:font-size="10pt" style:font-name-asian="Verdana2" style:font-size-asian="10pt" style:font-name-complex="Verdana2" style:font-size-complex="10pt"/>
    </style:style>
    <style:style style:name="command_20_line" style:display-name="command line" style:family="paragraph" style:next-style-name="Standard" style:auto-update="true" style:class="text">
      <style:paragraph-properties fo:background-color="#ccffff" style:shadow="none">
        <style:background-image/>
      </style:paragraph-properties>
      <style:text-properties style:font-name="Lucida Sans" fo:font-size="10pt"/>
    </style:style>
    <style:style style:name="fileContents" style:family="paragraph" style:parent-style-name="Standard" style:auto-update="true">
      <style:text-properties style:font-name="Courier New" fo:font-size="10.5pt"/>
    </style:style>
    <style:style style:name="Text_20_Body_20_indent_20_list" style:display-name="Text Body indent list" style:family="paragraph" style:parent-style-name="Text_20_body_20_indent" style:class="text">
      <style:paragraph-properties fo:margin-top="0cm" fo:margin-bottom="0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35cm solid #99ccff" style:shadow="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1">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text:page-number></text:p>
      </style:footer>
    </style:master-page>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8-06-02T11:55:40</meta:creation-date>
    <dc:creator>D K</dc:creator>
    <dc:date>2008-12-16T14:37:58</dc:date>
    <meta:printed-by>D K</meta:printed-by>
    <meta:print-date>2008-12-08T14:14:34</meta:print-date>
    <dc:language>en-GB</dc:language>
    <meta:editing-cycles>138</meta:editing-cycles>
    <meta:editing-duration>P4DT0H57M53S</meta:editing-duration>
    <meta:user-defined meta:name="Info 1"/>
    <meta:user-defined meta:name="Info 2"/>
    <meta:user-defined meta:name="Info 3"/>
    <meta:user-defined meta:name="Info 4"/>
    <meta:document-statistic meta:table-count="4" meta:image-count="0" meta:object-count="0" meta:page-count="48" meta:paragraph-count="1096" meta:word-count="11973" meta:character-count="71711"/>
  </office:meta>
</office:document-meta>
</file>